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in" style:line-height-at-least="0.1979in" fo:background-color="#1E1E1E"/>
    </style:style>
    <style:style style:name="P3" style:parent-style-name="Normal" style:family="paragraph">
      <style:paragraph-properties fo:margin-bottom="0in" style:line-height-at-least="0.1979in" fo:background-color="#1E1E1E"/>
    </style:style>
    <style:style style:name="T4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fr" style:country-asian="FR"/>
    </style:style>
    <style:style style:name="T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10" style:parent-style-name="Normal" style:family="paragraph">
      <style:paragraph-properties fo:margin-bottom="0in" style:line-height-at-least="0.1979in" fo:background-color="#1E1E1E"/>
    </style:style>
    <style:style style:name="T1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1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4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1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16" style:parent-style-name="Normal" style:family="paragraph">
      <style:paragraph-properties fo:margin-bottom="0in" style:line-height-at-least="0.1979in" fo:background-color="#1E1E1E"/>
    </style:style>
    <style:style style:name="T1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1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20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2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22" style:parent-style-name="Normal" style:family="paragraph">
      <style:paragraph-properties fo:margin-bottom="0in" style:line-height-at-least="0.1979in" fo:background-color="#1E1E1E"/>
    </style:style>
    <style:style style:name="T2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2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2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26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2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28" style:parent-style-name="Normal" style:family="paragraph">
      <style:paragraph-properties fo:margin-bottom="0in" style:line-height-at-least="0.1979in" fo:background-color="#1E1E1E"/>
    </style:style>
    <style:style style:name="T2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3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2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3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4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3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6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3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38" style:parent-style-name="Normal" style:family="paragraph">
      <style:paragraph-properties fo:margin-bottom="0in" style:line-height-at-least="0.1979in" fo:background-color="#1E1E1E"/>
    </style:style>
    <style:style style:name="T3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4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2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4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44" style:parent-style-name="Normal" style:family="paragraph">
      <style:paragraph-properties fo:margin-bottom="0in" style:line-height-at-least="0.1979in" fo:background-color="#1E1E1E"/>
    </style:style>
    <style:style style:name="T4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4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8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4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50" style:parent-style-name="Normal" style:family="paragraph">
      <style:paragraph-properties fo:margin-bottom="0in" style:line-height-at-least="0.1979in" fo:background-color="#1E1E1E"/>
    </style:style>
    <style:style style:name="T5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5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4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5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56" style:parent-style-name="Normal" style:family="paragraph">
      <style:paragraph-properties fo:margin-bottom="0in" style:line-height-at-least="0.1979in" fo:background-color="#1E1E1E"/>
    </style:style>
    <style:style style:name="T5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5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60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6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62" style:parent-style-name="Normal" style:family="paragraph">
      <style:paragraph-properties fo:margin-bottom="0in" style:line-height-at-least="0.1979in" fo:background-color="#1E1E1E"/>
    </style:style>
    <style:style style:name="T6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6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6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6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6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68" style:parent-style-name="Normal" style:family="paragraph">
      <style:paragraph-properties fo:margin-bottom="0in" style:line-height-at-least="0.1979in" fo:background-color="#1E1E1E"/>
    </style:style>
    <style:style style:name="T6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7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2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7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4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7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6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7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7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79" style:parent-style-name="Normal" style:family="paragraph">
      <style:paragraph-properties fo:margin-bottom="0in" style:line-height-at-least="0.1979in" fo:background-color="#1E1E1E"/>
    </style:style>
    <style:style style:name="T80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fr" style:country-asian="FR"/>
    </style:style>
    <style:style style:name="T8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8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4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8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8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87" style:parent-style-name="Normal" style:family="paragraph">
      <style:paragraph-properties fo:margin-bottom="0in" style:line-height-at-least="0.1979in" fo:background-color="#1E1E1E"/>
    </style:style>
    <style:style style:name="T8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9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9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9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3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9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5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9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97" style:parent-style-name="Normal" style:family="paragraph">
      <style:paragraph-properties fo:margin-bottom="0in" style:line-height-at-least="0.1979in" fo:background-color="#1E1E1E"/>
    </style:style>
    <style:style style:name="T9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9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10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0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10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03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10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105" style:parent-style-name="Normal" style:family="paragraph">
      <style:paragraph-properties fo:margin-bottom="0in" style:line-height-at-least="0.1979in" fo:background-color="#1E1E1E"/>
    </style:style>
    <style:style style:name="T10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07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10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0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11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11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11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11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114" style:parent-style-name="Normal" style:family="paragraph">
      <style:paragraph-properties fo:margin-bottom="0in" style:line-height-at-least="0.1979in" fo:background-color="#1E1E1E"/>
    </style:style>
    <style:style style:name="T11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1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11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1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11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20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12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22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12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12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125" style:parent-style-name="Normal" style:family="paragraph">
      <style:paragraph-properties fo:margin-bottom="0in" style:line-height-at-least="0.1979in" fo:background-color="#1E1E1E"/>
    </style:style>
    <style:style style:name="T12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27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12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2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13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31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13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133" style:parent-style-name="Normal" style:family="paragraph">
      <style:paragraph-properties fo:margin-bottom="0in" style:line-height-at-least="0.1979in" fo:background-color="#1E1E1E"/>
    </style:style>
    <style:style style:name="T13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35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13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3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13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39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14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14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142" style:parent-style-name="Normal" style:family="paragraph">
      <style:paragraph-properties fo:margin-bottom="0in" style:line-height-at-least="0.1979in" fo:background-color="#1E1E1E"/>
    </style:style>
    <style:style style:name="T14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4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14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4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14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4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14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50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15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152" style:parent-style-name="Normal" style:family="paragraph">
      <style:paragraph-properties fo:margin-bottom="0in" style:line-height-at-least="0.1979in" fo:background-color="#1E1E1E"/>
    </style:style>
    <style:style style:name="T15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5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15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5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15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5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15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60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fr" style:country-asian="FR"/>
    </style:style>
    <style:style style:name="T16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62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16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64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fr" style:country-asian="FR"/>
    </style:style>
    <style:style style:name="T16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166" style:parent-style-name="Normal" style:family="paragraph">
      <style:paragraph-properties fo:margin-bottom="0in" style:line-height-at-least="0.1979in" fo:background-color="#1E1E1E"/>
    </style:style>
    <style:style style:name="T16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68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6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7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7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7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7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7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7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76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7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78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7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80" style:parent-style-name="Normal" style:family="paragraph">
      <style:paragraph-properties fo:margin-bottom="0in" style:line-height-at-least="0.1979in" fo:background-color="#1E1E1E"/>
    </style:style>
    <style:style style:name="T18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82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8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8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8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8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8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88" style:parent-style-name="Normal" style:family="paragraph">
      <style:paragraph-properties fo:margin-bottom="0in" style:line-height-at-least="0.1979in" fo:background-color="#1E1E1E"/>
    </style:style>
    <style:style style:name="T18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90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19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9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9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94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9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9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9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98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9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00" style:parent-style-name="Normal" style:family="paragraph">
      <style:paragraph-properties fo:margin-bottom="0in" style:line-height-at-least="0.1979in" fo:background-color="#1E1E1E"/>
    </style:style>
    <style:style style:name="T20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0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20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0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0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0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0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0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0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1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1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12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21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14" style:parent-style-name="Normal" style:family="paragraph">
      <style:paragraph-properties fo:margin-bottom="0in" style:line-height-at-least="0.1979in" fo:background-color="#1E1E1E"/>
    </style:style>
    <style:style style:name="T21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1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21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1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1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2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2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2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2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2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2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2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2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28" style:parent-style-name="Normal" style:family="paragraph">
      <style:paragraph-properties fo:margin-bottom="0in" style:line-height-at-least="0.1979in" fo:background-color="#1E1E1E"/>
    </style:style>
    <style:style style:name="T22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30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23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32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23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3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3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36" style:parent-style-name="Normal" style:family="paragraph">
      <style:paragraph-properties fo:margin-bottom="0in" style:line-height-at-least="0.1979in" fo:background-color="#1E1E1E"/>
    </style:style>
    <style:style style:name="T23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38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23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4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4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4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4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44" style:parent-style-name="Normal" style:family="paragraph">
      <style:paragraph-properties fo:margin-bottom="0in" style:line-height-at-least="0.1979in" fo:background-color="#1E1E1E"/>
    </style:style>
    <style:style style:name="T24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4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24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24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24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25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251" style:parent-style-name="Normal" style:family="paragraph">
      <style:paragraph-properties fo:margin-bottom="0in" style:line-height-at-least="0.1979in" fo:background-color="#1E1E1E"/>
    </style:style>
    <style:style style:name="T252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fr" style:country-asian="FR"/>
    </style:style>
    <style:style style:name="T25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254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25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256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25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258" style:parent-style-name="Normal" style:family="paragraph">
      <style:paragraph-properties fo:margin-bottom="0in" style:line-height-at-least="0.1979in" fo:background-color="#1E1E1E"/>
    </style:style>
    <style:style style:name="T25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260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26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6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26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6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6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66" style:parent-style-name="Normal" style:family="paragraph">
      <style:paragraph-properties fo:margin-bottom="0in" style:line-height-at-least="0.1979in" fo:background-color="#1E1E1E"/>
    </style:style>
    <style:style style:name="T26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6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269" style:parent-style-name="Normal" style:family="paragraph">
      <style:paragraph-properties fo:break-before="page"/>
    </style:style>
    <style:style style:name="P27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71" style:parent-style-name="Normal" style:family="paragraph">
      <style:paragraph-properties fo:margin-bottom="0in" style:line-height-at-least="0.1979in" fo:background-color="#1E1E1E"/>
    </style:style>
    <style:style style:name="T272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27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74" style:parent-style-name="Normal" style:family="paragraph">
      <style:paragraph-properties fo:margin-bottom="0in" style:line-height-at-least="0.1979in" fo:background-color="#1E1E1E"/>
    </style:style>
    <style:style style:name="T27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7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27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7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7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80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28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82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28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84" style:parent-style-name="Normal" style:family="paragraph">
      <style:paragraph-properties fo:margin-bottom="0in" style:line-height-at-least="0.1979in" fo:background-color="#1E1E1E"/>
    </style:style>
    <style:style style:name="T28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8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8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88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28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90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29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9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9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9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29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96" style:parent-style-name="Normal" style:family="paragraph">
      <style:paragraph-properties fo:margin-bottom="0in" style:line-height-at-least="0.1979in" fo:background-color="#1E1E1E"/>
    </style:style>
    <style:style style:name="T29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98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29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0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0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0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0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0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0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0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P307" style:parent-style-name="Normal" style:family="paragraph">
      <style:paragraph-properties fo:margin-bottom="0in" style:line-height-at-least="0.1979in" fo:background-color="#1E1E1E"/>
    </style:style>
    <style:style style:name="T30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09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31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1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1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1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1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1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1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1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P318" style:parent-style-name="Normal" style:family="paragraph">
      <style:paragraph-properties fo:margin-bottom="0in" style:line-height-at-least="0.1979in" fo:background-color="#1E1E1E"/>
    </style:style>
    <style:style style:name="T31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20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32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2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2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2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32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26" style:parent-style-name="Normal" style:family="paragraph">
      <style:paragraph-properties fo:margin-bottom="0in" style:line-height-at-least="0.1979in" fo:background-color="#1E1E1E"/>
    </style:style>
    <style:style style:name="T32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28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32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30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33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32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33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3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3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3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3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38" style:parent-style-name="Normal" style:family="paragraph">
      <style:paragraph-properties fo:margin-bottom="0in" style:line-height-at-least="0.1979in" fo:background-color="#1E1E1E"/>
    </style:style>
    <style:style style:name="T33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40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34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4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4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4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4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46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34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48" style:parent-style-name="Normal" style:family="paragraph">
      <style:paragraph-properties fo:margin-bottom="0in" style:line-height-at-least="0.1979in" fo:background-color="#1E1E1E"/>
    </style:style>
    <style:style style:name="T34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5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5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52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35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5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5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5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35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58" style:parent-style-name="Normal" style:family="paragraph">
      <style:paragraph-properties fo:margin-bottom="0in" style:line-height-at-least="0.1979in" fo:background-color="#1E1E1E"/>
    </style:style>
    <style:style style:name="T35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6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61" style:parent-style-name="Normal" style:family="paragraph">
      <style:paragraph-properties fo:margin-bottom="0in" style:line-height-at-least="0.1979in" fo:background-color="#1E1E1E"/>
    </style:style>
    <style:style style:name="T36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6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364" style:parent-style-name="Normal" style:family="paragraph">
      <style:paragraph-properties fo:margin-bottom="0in" style:line-height-at-least="0.1979in" fo:background-color="#1E1E1E"/>
    </style:style>
    <style:style style:name="T36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6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36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36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369" style:parent-style-name="Normal" style:family="paragraph">
      <style:paragraph-properties style:line-height-at-least="0.1979in" fo:background-color="#1E1E1E"/>
    </style:style>
    <style:style style:name="T370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fr" style:country-asian="FR"/>
    </style:style>
    <style:style style:name="T37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7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37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74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37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76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37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78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37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380" style:parent-style-name="Normal" style:family="paragraph">
      <style:paragraph-properties fo:margin-bottom="0in" style:line-height-at-least="0.1979in" fo:background-color="#1E1E1E"/>
    </style:style>
    <style:style style:name="T38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82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38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8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38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8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8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88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38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9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9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92" style:parent-style-name="Normal" style:family="paragraph">
      <style:paragraph-properties fo:margin-bottom="0in" style:line-height-at-least="0.1979in" fo:background-color="#1E1E1E"/>
    </style:style>
    <style:style style:name="T39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9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39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396" style:parent-style-name="Normal" style:family="paragraph">
      <style:paragraph-properties fo:margin-bottom="0in" style:line-height-at-least="0.1979in" fo:background-color="#1E1E1E"/>
    </style:style>
    <style:style style:name="T39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98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fr" style:country-asian="FR"/>
    </style:style>
    <style:style style:name="T39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0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40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02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40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04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40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06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40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408" style:parent-style-name="Normal" style:family="paragraph">
      <style:paragraph-properties fo:margin-bottom="0in" style:line-height-at-least="0.1979in" fo:background-color="#1E1E1E"/>
    </style:style>
    <style:style style:name="T40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10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41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1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41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1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1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16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41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1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1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2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2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22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42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424" style:parent-style-name="Normal" style:family="paragraph">
      <style:paragraph-properties fo:margin-bottom="0in" style:line-height-at-least="0.1979in" fo:background-color="#1E1E1E"/>
    </style:style>
    <style:style style:name="T42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2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2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42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2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43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3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43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433" style:parent-style-name="Normal" style:family="paragraph">
      <style:paragraph-properties fo:margin-bottom="0in" style:line-height-at-least="0.1979in" fo:background-color="#1E1E1E"/>
    </style:style>
    <style:style style:name="T43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3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43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3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43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3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44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441" style:parent-style-name="Normal" style:family="paragraph">
      <style:paragraph-properties fo:margin-bottom="0in" style:line-height-at-least="0.1979in" fo:background-color="#1E1E1E"/>
    </style:style>
    <style:style style:name="T44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4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44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4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44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4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44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449" style:parent-style-name="Normal" style:family="paragraph">
      <style:paragraph-properties fo:margin-bottom="0in" style:line-height-at-least="0.1979in" fo:background-color="#1E1E1E"/>
    </style:style>
    <style:style style:name="T45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5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45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5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45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5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45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457" style:parent-style-name="Normal" style:family="paragraph">
      <style:paragraph-properties fo:margin-bottom="0in" style:line-height-at-least="0.1979in" fo:background-color="#1E1E1E"/>
    </style:style>
    <style:style style:name="T45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5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6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6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6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6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6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465" style:parent-style-name="Normal" style:family="paragraph">
      <style:paragraph-properties fo:margin-bottom="0in" style:line-height-at-least="0.1979in" fo:background-color="#1E1E1E"/>
    </style:style>
    <style:style style:name="T46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6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46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6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47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7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P47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473" style:parent-style-name="Normal" style:family="paragraph">
      <style:paragraph-properties fo:margin-bottom="0in" style:line-height-at-least="0.1979in" fo:background-color="#1E1E1E"/>
    </style:style>
    <style:style style:name="T47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7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47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477" style:parent-style-name="Normal" style:family="paragraph">
      <style:paragraph-properties fo:margin-bottom="0in" style:line-height-at-least="0.1979in" fo:background-color="#1E1E1E"/>
    </style:style>
    <style:style style:name="T47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79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48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8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8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83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48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85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48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87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48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489" style:parent-style-name="Normal" style:family="paragraph">
      <style:paragraph-properties fo:margin-bottom="0in" style:line-height-at-least="0.1979in" fo:background-color="#1E1E1E"/>
    </style:style>
    <style:style style:name="T49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91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49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93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49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9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9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97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49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9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50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01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50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503" style:parent-style-name="Normal" style:family="paragraph">
      <style:paragraph-properties fo:margin-bottom="0in" style:line-height-at-least="0.1979in" fo:background-color="#1E1E1E"/>
    </style:style>
    <style:style style:name="T50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0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50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07" style:parent-style-name="Normal" style:family="paragraph">
      <style:paragraph-properties fo:break-before="page"/>
    </style:style>
    <style:style style:name="P508" style:parent-style-name="Normal" style:family="paragraph">
      <style:paragraph-properties fo:margin-bottom="0in" style:line-height-at-least="0.1979in" fo:background-color="#1E1E1E"/>
    </style:style>
    <style:style style:name="T509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fr" style:country-asian="FR"/>
    </style:style>
    <style:style style:name="T51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1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51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13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fr" style:country-asian="FR"/>
    </style:style>
    <style:style style:name="T51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15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fr" style:country-asian="FR"/>
    </style:style>
    <style:style style:name="T51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517" style:parent-style-name="Normal" style:family="paragraph">
      <style:paragraph-properties fo:margin-bottom="0in" style:line-height-at-least="0.1979in" fo:background-color="#1E1E1E"/>
    </style:style>
    <style:style style:name="T518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fr" style:country-asian="FR"/>
    </style:style>
    <style:style style:name="T51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2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52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2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52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24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fr" style:country-asian="FR"/>
    </style:style>
    <style:style style:name="T52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26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fr" style:country-asian="FR"/>
    </style:style>
    <style:style style:name="T52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528" style:parent-style-name="Normal" style:family="paragraph">
      <style:paragraph-properties fo:margin-bottom="0in" style:line-height-at-least="0.1979in" fo:background-color="#1E1E1E"/>
    </style:style>
    <style:style style:name="T529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fr" style:country-asian="FR"/>
    </style:style>
    <style:style style:name="T53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3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53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3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53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35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fr" style:country-asian="FR"/>
    </style:style>
    <style:style style:name="T53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37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fr" style:country-asian="FR"/>
    </style:style>
    <style:style style:name="T53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539" style:parent-style-name="Normal" style:family="paragraph">
      <style:paragraph-properties fo:margin-bottom="0in" style:line-height-at-least="0.1979in" fo:background-color="#1E1E1E"/>
    </style:style>
    <style:style style:name="T540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54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4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54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44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54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46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54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54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549" style:parent-style-name="Normal" style:family="paragraph">
      <style:paragraph-properties fo:margin-bottom="0in" style:line-height-at-least="0.1979in" fo:background-color="#1E1E1E"/>
    </style:style>
    <style:style style:name="T55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51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55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553" style:parent-style-name="Normal" style:family="paragraph">
      <style:paragraph-properties fo:margin-bottom="0in" style:line-height-at-least="0.1979in" fo:background-color="#1E1E1E"/>
    </style:style>
    <style:style style:name="T55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5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55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57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fr" style:country-asian="FR"/>
    </style:style>
    <style:style style:name="T55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559" style:parent-style-name="Normal" style:family="paragraph">
      <style:paragraph-properties fo:margin-bottom="0in" style:line-height-at-least="0.1979in" fo:background-color="#1E1E1E"/>
    </style:style>
    <style:style style:name="T56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6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56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63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fr" style:country-asian="FR"/>
    </style:style>
    <style:style style:name="T56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565" style:parent-style-name="Normal" style:family="paragraph">
      <style:paragraph-properties fo:margin-bottom="0in" style:line-height-at-least="0.1979in" fo:background-color="#1E1E1E"/>
    </style:style>
    <style:style style:name="T56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6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56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69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fr" style:country-asian="FR"/>
    </style:style>
    <style:style style:name="T57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57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57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573" style:parent-style-name="Normal" style:family="paragraph">
      <style:paragraph-properties fo:margin-bottom="0in" style:line-height-at-least="0.1979in" fo:background-color="#1E1E1E"/>
    </style:style>
    <style:style style:name="T574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fr" style:country-asian="FR"/>
    </style:style>
    <style:style style:name="T57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7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57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78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57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80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58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82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58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584" style:parent-style-name="Normal" style:family="paragraph">
      <style:paragraph-properties fo:margin-bottom="0in" style:line-height-at-least="0.1979in" fo:background-color="#1E1E1E"/>
    </style:style>
    <style:style style:name="T58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8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58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8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58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90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59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92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59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594" style:parent-style-name="Normal" style:family="paragraph">
      <style:paragraph-properties fo:margin-bottom="0in" style:line-height-at-least="0.1979in" fo:background-color="#1E1E1E"/>
    </style:style>
    <style:style style:name="T59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9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59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59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59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600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60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602" style:parent-style-name="Normal" style:family="paragraph">
      <style:paragraph-properties fo:margin-bottom="0in" style:line-height-at-least="0.1979in" fo:background-color="#1E1E1E"/>
    </style:style>
    <style:style style:name="T60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60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60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60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60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608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60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610" style:parent-style-name="Normal" style:family="paragraph">
      <style:paragraph-properties fo:margin-bottom="0in" style:line-height-at-least="0.1979in" fo:background-color="#1E1E1E"/>
    </style:style>
    <style:style style:name="T61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61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61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61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61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61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61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618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61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62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621" style:parent-style-name="Normal" style:family="paragraph">
      <style:paragraph-properties fo:margin-bottom="0in" style:line-height-at-least="0.1979in" fo:background-color="#1E1E1E"/>
    </style:style>
    <style:style style:name="T62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623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fr" style:country-asian="FR"/>
    </style:style>
    <style:style style:name="T62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625" style:parent-style-name="Normal" style:family="paragraph">
      <style:paragraph-properties fo:margin-bottom="0in" style:line-height-at-least="0.1979in" fo:background-color="#1E1E1E"/>
    </style:style>
    <style:style style:name="T62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627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62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62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63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631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63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63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63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635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fr" style:country-asian="FR"/>
    </style:style>
    <style:style style:name="T63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637" style:parent-style-name="Normal" style:family="paragraph">
      <style:paragraph-properties fo:margin-bottom="0in" style:line-height-at-least="0.1979in" fo:background-color="#1E1E1E"/>
    </style:style>
    <style:style style:name="T63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639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64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64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64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643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64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64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64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647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fr" style:country-asian="FR"/>
    </style:style>
    <style:style style:name="T64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64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65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65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652" style:parent-style-name="Normal" style:family="paragraph">
      <style:paragraph-properties fo:margin-bottom="0in" style:line-height-at-least="0.1979in" fo:background-color="#1E1E1E"/>
    </style:style>
    <style:style style:name="T65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65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655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656" style:parent-style-name="Normal" style:family="paragraph">
      <style:paragraph-properties fo:margin-bottom="0in" style:line-height-at-least="0.1979in" fo:background-color="#1E1E1E"/>
    </style:style>
    <style:style style:name="T65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58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659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660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661" style:parent-style-name="Normal" style:family="paragraph">
      <style:paragraph-properties fo:margin-bottom="0in" style:line-height-at-least="0.1979in" fo:background-color="#1E1E1E"/>
    </style:style>
    <style:style style:name="T66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6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66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665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66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67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668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669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670" style:parent-style-name="Normal" style:family="paragraph">
      <style:paragraph-properties fo:margin-bottom="0in" style:line-height-at-least="0.1979in" fo:background-color="#1E1E1E"/>
    </style:style>
    <style:style style:name="T67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72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673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674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675" style:parent-style-name="Normal" style:family="paragraph">
      <style:paragraph-properties fo:margin-bottom="0in" style:line-height-at-least="0.1979in" fo:background-color="#1E1E1E"/>
    </style:style>
    <style:style style:name="T676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677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678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67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680" style:parent-style-name="Normal" style:family="paragraph">
      <style:paragraph-properties fo:margin-bottom="0in" style:line-height-at-least="0.1979in" fo:background-color="#1E1E1E"/>
    </style:style>
    <style:style style:name="T681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68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68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684" style:parent-style-name="Normal" style:family="paragraph">
      <style:paragraph-properties fo:margin-bottom="0in" style:line-height-at-least="0.1979in" fo:background-color="#1E1E1E"/>
    </style:style>
    <style:style style:name="T68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86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687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688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689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690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691" style:parent-style-name="Normal" style:family="paragraph">
      <style:paragraph-properties fo:margin-bottom="0in" style:line-height-at-least="0.1979in" fo:background-color="#1E1E1E"/>
    </style:style>
    <style:style style:name="T69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9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69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69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9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69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98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699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700" style:parent-style-name="Normal" style:family="paragraph">
      <style:paragraph-properties fo:margin-bottom="0in" style:line-height-at-least="0.1979in" fo:background-color="#1E1E1E"/>
    </style:style>
    <style:style style:name="T70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02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703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704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70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706" style:parent-style-name="Normal" style:family="paragraph">
      <style:paragraph-properties fo:margin-bottom="0in" style:line-height-at-least="0.1979in" fo:background-color="#1E1E1E"/>
    </style:style>
    <style:style style:name="T70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08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709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710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71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12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713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714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715" style:parent-style-name="Normal" style:family="paragraph">
      <style:paragraph-properties fo:margin-bottom="0in" style:line-height-at-least="0.1979in" fo:background-color="#1E1E1E"/>
    </style:style>
    <style:style style:name="T71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17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718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719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72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21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72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72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724" style:parent-style-name="Normal" style:family="paragraph">
      <style:paragraph-properties fo:margin-bottom="0in" style:line-height-at-least="0.1979in" fo:background-color="#1E1E1E"/>
    </style:style>
    <style:style style:name="T72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26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727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728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72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730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731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732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P733" style:parent-style-name="Normal" style:family="paragraph">
      <style:paragraph-properties fo:margin-bottom="0in" style:line-height-at-least="0.1979in" fo:background-color="#1E1E1E"/>
    </style:style>
    <style:style style:name="T73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735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73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737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738" style:parent-style-name="Normal" style:family="paragraph">
      <style:paragraph-properties fo:margin-bottom="0in" style:line-height-at-least="0.1979in" fo:background-color="#1E1E1E"/>
    </style:style>
    <style:style style:name="T73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40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741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742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74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44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745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746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747" style:parent-style-name="Normal" style:family="paragraph">
      <style:paragraph-properties fo:margin-bottom="0in" style:line-height-at-least="0.1979in" fo:background-color="#1E1E1E"/>
    </style:style>
    <style:style style:name="T74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49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750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75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5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75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54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755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75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757" style:parent-style-name="Normal" style:family="paragraph">
      <style:paragraph-properties fo:margin-bottom="0in" style:line-height-at-least="0.1979in" fo:background-color="#1E1E1E"/>
    </style:style>
    <style:style style:name="T75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59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760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761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76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76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76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765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P766" style:parent-style-name="Normal" style:family="paragraph">
      <style:paragraph-properties fo:margin-bottom="0in" style:line-height-at-least="0.1979in" fo:background-color="#1E1E1E"/>
    </style:style>
    <style:style style:name="T76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768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769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770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771" style:parent-style-name="Normal" style:family="paragraph">
      <style:paragraph-properties fo:margin-bottom="0in" style:line-height-at-least="0.1979in" fo:background-color="#1E1E1E"/>
    </style:style>
    <style:style style:name="T77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7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77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775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776" style:parent-style-name="Normal" style:family="paragraph">
      <style:paragraph-properties fo:margin-bottom="0in" style:line-height-at-least="0.1979in" fo:background-color="#1E1E1E"/>
    </style:style>
    <style:style style:name="T777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778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779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P78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781" style:parent-style-name="Normal" style:family="paragraph">
      <style:paragraph-properties fo:margin-bottom="0in" style:line-height-at-least="0.1979in" fo:background-color="#1E1E1E"/>
    </style:style>
    <style:style style:name="T782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78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8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78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8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78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88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78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90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79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792" style:parent-style-name="Normal" style:family="paragraph">
      <style:paragraph-properties fo:margin-bottom="0in" style:line-height-at-least="0.1979in" fo:background-color="#1E1E1E"/>
    </style:style>
    <style:style style:name="T793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79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9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79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9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79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99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80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801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80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803" style:parent-style-name="Normal" style:family="paragraph">
      <style:paragraph-properties fo:margin-bottom="0in" style:line-height-at-least="0.1979in" fo:background-color="#1E1E1E"/>
    </style:style>
    <style:style style:name="T804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80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80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80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808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80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810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81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812" style:parent-style-name="Normal" style:family="paragraph">
      <style:paragraph-properties fo:margin-bottom="0in" style:line-height-at-least="0.1979in" fo:background-color="#1E1E1E"/>
    </style:style>
    <style:style style:name="T813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81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81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81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817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81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819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82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821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822" style:parent-style-name="Normal" style:family="paragraph">
      <style:paragraph-properties fo:margin-bottom="0in" style:line-height-at-least="0.1979in" fo:background-color="#1E1E1E"/>
    </style:style>
    <style:style style:name="T82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824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82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826" style:parent-style-name="Normal" style:family="paragraph">
      <style:paragraph-properties fo:margin-bottom="0in" style:line-height-at-least="0.1979in" fo:background-color="#1E1E1E"/>
    </style:style>
    <style:style style:name="T82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82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82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30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fr" style:country-asian="FR"/>
    </style:style>
    <style:style style:name="T83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832" style:parent-style-name="Normal" style:family="paragraph">
      <style:paragraph-properties fo:margin-bottom="0in" style:line-height-at-least="0.1979in" fo:background-color="#1E1E1E"/>
    </style:style>
    <style:style style:name="T83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3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83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36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fr" style:country-asian="FR"/>
    </style:style>
    <style:style style:name="T83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838" style:parent-style-name="Normal" style:family="paragraph">
      <style:paragraph-properties fo:margin-bottom="0in" style:line-height-at-least="0.1979in" fo:background-color="#1E1E1E"/>
    </style:style>
    <style:style style:name="T83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4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84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42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fr" style:country-asian="FR"/>
    </style:style>
    <style:style style:name="T84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84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845" style:parent-style-name="Normal" style:family="paragraph">
      <style:paragraph-properties fo:margin-bottom="0in" style:line-height-at-least="0.1979in" fo:background-color="#1E1E1E"/>
    </style:style>
    <style:style style:name="T846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fr" style:country-asian="FR"/>
    </style:style>
    <style:style style:name="T84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48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84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50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85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5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85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54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85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856" style:parent-style-name="Normal" style:family="paragraph">
      <style:paragraph-properties fo:margin-bottom="0in" style:line-height-at-least="0.1979in" fo:background-color="#1E1E1E"/>
    </style:style>
    <style:style style:name="T85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58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85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6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86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62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fr" style:country-asian="FR"/>
    </style:style>
    <style:style style:name="T86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64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86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866" style:parent-style-name="Normal" style:family="paragraph">
      <style:paragraph-properties fo:margin-bottom="0in" style:line-height-at-least="0.1979in" fo:background-color="#1E1E1E"/>
    </style:style>
    <style:style style:name="T86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68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86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7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87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72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87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74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87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876" style:parent-style-name="Normal" style:family="paragraph">
      <style:paragraph-properties fo:margin-bottom="0in" style:line-height-at-least="0.1979in" fo:background-color="#1E1E1E"/>
    </style:style>
    <style:style style:name="T87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78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87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8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88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82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88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884" style:parent-style-name="Normal" style:family="paragraph">
      <style:paragraph-properties fo:margin-bottom="0in" style:line-height-at-least="0.1979in" fo:background-color="#1E1E1E"/>
    </style:style>
    <style:style style:name="T88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8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88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8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88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90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89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89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893" style:parent-style-name="Normal" style:family="paragraph">
      <style:paragraph-properties fo:margin-bottom="0in" style:line-height-at-least="0.1979in" fo:background-color="#1E1E1E"/>
    </style:style>
    <style:style style:name="T89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9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89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897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fr" style:country-asian="FR"/>
    </style:style>
    <style:style style:name="P898" style:parent-style-name="Normal" style:family="paragraph">
      <style:paragraph-properties fo:margin-bottom="0in" style:line-height-at-least="0.1979in" fo:background-color="#1E1E1E"/>
    </style:style>
    <style:style style:name="T89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0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90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02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fr" style:country-asian="FR"/>
    </style:style>
    <style:style style:name="P903" style:parent-style-name="Normal" style:family="paragraph">
      <style:paragraph-properties fo:margin-bottom="0in" style:line-height-at-least="0.1979in" fo:background-color="#1E1E1E"/>
    </style:style>
    <style:style style:name="T90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0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90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07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fr" style:country-asian="FR"/>
    </style:style>
    <style:style style:name="P908" style:parent-style-name="Normal" style:family="paragraph">
      <style:paragraph-properties fo:margin-bottom="0in" style:line-height-at-least="0.1979in" fo:background-color="#1E1E1E"/>
    </style:style>
    <style:style style:name="T90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1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91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12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fr" style:country-asian="FR"/>
    </style:style>
    <style:style style:name="P913" style:parent-style-name="Normal" style:family="paragraph">
      <style:paragraph-properties fo:margin-bottom="0in" style:line-height-at-least="0.1979in" fo:background-color="#1E1E1E"/>
    </style:style>
    <style:style style:name="T91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1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91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17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fr" style:country-asian="FR"/>
    </style:style>
    <style:style style:name="P918" style:parent-style-name="Normal" style:family="paragraph">
      <style:paragraph-properties fo:margin-bottom="0in" style:line-height-at-least="0.1979in" fo:background-color="#1E1E1E"/>
    </style:style>
    <style:style style:name="T91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20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92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2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92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2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92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26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92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928" style:parent-style-name="Normal" style:family="paragraph">
      <style:paragraph-properties fo:margin-bottom="0in" style:line-height-at-least="0.1979in" fo:background-color="#1E1E1E"/>
    </style:style>
    <style:style style:name="T92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30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93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932" style:parent-style-name="Normal" style:family="paragraph">
      <style:paragraph-properties fo:margin-bottom="0in" style:line-height-at-least="0.1979in" fo:background-color="#1E1E1E"/>
    </style:style>
    <style:style style:name="T93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93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93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93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93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938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93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94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94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942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94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944" style:parent-style-name="Normal" style:family="paragraph">
      <style:paragraph-properties fo:margin-bottom="0in" style:line-height-at-least="0.1979in" fo:background-color="#1E1E1E"/>
    </style:style>
    <style:style style:name="T94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946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94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948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94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950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95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95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95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95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95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956" style:parent-style-name="Normal" style:family="paragraph">
      <style:paragraph-properties fo:margin-bottom="0in" style:line-height-at-least="0.1979in" fo:background-color="#1E1E1E"/>
    </style:style>
    <style:style style:name="T95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958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95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960" style:parent-style-name="Normal" style:family="paragraph">
      <style:paragraph-properties fo:margin-bottom="0in" style:line-height-at-least="0.1979in" fo:background-color="#1E1E1E"/>
    </style:style>
    <style:style style:name="T96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962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96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64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fr" style:country-asian="FR"/>
    </style:style>
    <style:style style:name="T96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6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96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6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96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70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fr" style:country-asian="FR"/>
    </style:style>
    <style:style style:name="T97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7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97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7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97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976" style:parent-style-name="Normal" style:family="paragraph">
      <style:paragraph-properties fo:margin-bottom="0in" style:line-height-at-least="0.1979in" fo:background-color="#1E1E1E"/>
    </style:style>
    <style:style style:name="T97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78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97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8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98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8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98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8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98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8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98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988" style:parent-style-name="Normal" style:family="paragraph">
      <style:paragraph-properties fo:margin-bottom="0in" style:line-height-at-least="0.1979in" fo:background-color="#1E1E1E"/>
    </style:style>
    <style:style style:name="T98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90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99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9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99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9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99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99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99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998" style:parent-style-name="Normal" style:family="paragraph">
      <style:paragraph-properties fo:margin-bottom="0in" style:line-height-at-least="0.1979in" fo:background-color="#1E1E1E"/>
    </style:style>
    <style:style style:name="T99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000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fr" style:country-asian="FR"/>
    </style:style>
    <style:style style:name="T100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002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fr" style:country-asian="FR"/>
    </style:style>
    <style:style style:name="T100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00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100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00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100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1008" style:parent-style-name="Normal" style:family="paragraph">
      <style:paragraph-properties fo:margin-bottom="0in" style:line-height-at-least="0.1979in" fo:background-color="#1E1E1E"/>
    </style:style>
    <style:style style:name="T100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010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101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01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101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014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fr" style:country-asian="FR"/>
    </style:style>
    <style:style style:name="T101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01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101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01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101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1020" style:parent-style-name="Normal" style:family="paragraph">
      <style:paragraph-properties fo:margin-bottom="0in" style:line-height-at-least="0.1979in" fo:background-color="#1E1E1E"/>
    </style:style>
    <style:style style:name="T102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02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02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024" style:parent-style-name="Normal" style:family="paragraph">
      <style:paragraph-properties fo:margin-bottom="0in" style:line-height-at-least="0.1979in" fo:background-color="#1E1E1E"/>
    </style:style>
    <style:style style:name="T102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26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02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2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02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30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103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032" style:parent-style-name="Normal" style:family="paragraph">
      <style:paragraph-properties fo:margin-bottom="0in" style:line-height-at-least="0.1979in" fo:background-color="#1E1E1E"/>
    </style:style>
    <style:style style:name="T103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34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103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36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03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38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103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4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04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042" style:parent-style-name="Normal" style:family="paragraph">
      <style:paragraph-properties fo:margin-bottom="0in" style:line-height-at-least="0.1979in" fo:background-color="#1E1E1E"/>
    </style:style>
    <style:style style:name="T104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4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104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04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104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048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fr" style:country-asian="FR"/>
    </style:style>
    <style:style style:name="T104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05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105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105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105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105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1055" style:parent-style-name="Normal" style:family="paragraph">
      <style:paragraph-properties fo:margin-bottom="0in" style:line-height-at-least="0.1979in" fo:background-color="#1E1E1E"/>
    </style:style>
    <style:style style:name="T1056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057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058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1059" style:parent-style-name="Normal" style:family="paragraph">
      <style:paragraph-properties fo:margin-bottom="0in" style:line-height-at-least="0.1979in" fo:background-color="#1E1E1E"/>
    </style:style>
    <style:style style:name="T106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61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06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06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1064" style:parent-style-name="Normal" style:family="paragraph">
      <style:paragraph-properties fo:margin-bottom="0in" style:line-height-at-least="0.1979in" fo:background-color="#1E1E1E"/>
    </style:style>
    <style:style style:name="T106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66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067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068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06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70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071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072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1073" style:parent-style-name="Normal" style:family="paragraph">
      <style:paragraph-properties fo:margin-bottom="0in" style:line-height-at-least="0.1979in" fo:background-color="#1E1E1E"/>
    </style:style>
    <style:style style:name="T107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75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07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077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1078" style:parent-style-name="Normal" style:family="paragraph">
      <style:paragraph-properties fo:margin-bottom="0in" style:line-height-at-least="0.1979in" fo:background-color="#1E1E1E"/>
    </style:style>
    <style:style style:name="T107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80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081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082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108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084" style:parent-style-name="Normal" style:family="paragraph">
      <style:paragraph-properties fo:margin-bottom="0in" style:line-height-at-least="0.1979in" fo:background-color="#1E1E1E"/>
    </style:style>
    <style:style style:name="T108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86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087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08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8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090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1091" style:parent-style-name="Normal" style:family="paragraph">
      <style:paragraph-properties fo:margin-bottom="0in" style:line-height-at-least="0.1979in" fo:background-color="#1E1E1E"/>
    </style:style>
    <style:style style:name="T109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9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09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095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09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097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1098" style:parent-style-name="Normal" style:family="paragraph">
      <style:paragraph-properties fo:margin-bottom="0in" style:line-height-at-least="0.1979in" fo:background-color="#1E1E1E"/>
    </style:style>
    <style:style style:name="T109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00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101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10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0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10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05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1106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1107" style:parent-style-name="Normal" style:family="paragraph">
      <style:paragraph-properties fo:margin-bottom="0in" style:line-height-at-least="0.1979in" fo:background-color="#1E1E1E"/>
    </style:style>
    <style:style style:name="T110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09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110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111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11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113" style:parent-style-name="Normal" style:family="paragraph">
      <style:paragraph-properties fo:margin-bottom="0in" style:line-height-at-least="0.1979in" fo:background-color="#1E1E1E"/>
    </style:style>
    <style:style style:name="T111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15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11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11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1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11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20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1121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12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2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12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125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12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127" style:parent-style-name="Normal" style:family="paragraph">
      <style:paragraph-properties fo:margin-bottom="0in" style:line-height-at-least="0.1979in" fo:background-color="#1E1E1E"/>
    </style:style>
    <style:style style:name="T112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29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130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131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13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3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13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135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1136" style:parent-style-name="Normal" style:family="paragraph">
      <style:paragraph-properties fo:margin-bottom="0in" style:line-height-at-least="0.1979in" fo:background-color="#1E1E1E"/>
    </style:style>
    <style:style style:name="T113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38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1139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1140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114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142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1143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1144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P1145" style:parent-style-name="Normal" style:family="paragraph">
      <style:paragraph-properties fo:margin-bottom="0in" style:line-height-at-least="0.1979in" fo:background-color="#1E1E1E"/>
    </style:style>
    <style:style style:name="T114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147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148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149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15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51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15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15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1154" style:parent-style-name="Normal" style:family="paragraph">
      <style:paragraph-properties fo:margin-bottom="0in" style:line-height-at-least="0.1979in" fo:background-color="#1E1E1E"/>
    </style:style>
    <style:style style:name="T115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56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157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158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15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60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161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162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1163" style:parent-style-name="Normal" style:family="paragraph">
      <style:paragraph-properties fo:margin-bottom="0in" style:line-height-at-least="0.1979in" fo:background-color="#1E1E1E"/>
    </style:style>
    <style:style style:name="T116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65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16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16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6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16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70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1171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17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7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17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175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1176" style:parent-style-name="Normal" style:family="paragraph">
      <style:paragraph-properties fo:margin-bottom="0in" style:line-height-at-least="0.1979in" fo:background-color="#1E1E1E"/>
    </style:style>
    <style:style style:name="T117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78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179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180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1181" style:parent-style-name="Normal" style:family="paragraph">
      <style:paragraph-properties fo:margin-bottom="0in" style:line-height-at-least="0.1979in" fo:background-color="#1E1E1E"/>
    </style:style>
    <style:style style:name="T118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8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18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185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1186" style:parent-style-name="Normal" style:family="paragraph">
      <style:paragraph-properties fo:margin-bottom="0in" style:line-height-at-least="0.1979in" fo:background-color="#1E1E1E"/>
    </style:style>
    <style:style style:name="T118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88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189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190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1191" style:parent-style-name="Normal" style:family="paragraph">
      <style:paragraph-properties fo:margin-bottom="0in" style:line-height-at-least="0.1979in" fo:background-color="#1E1E1E"/>
    </style:style>
    <style:style style:name="T119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9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19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19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9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19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98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1199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20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01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20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20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1204" style:parent-style-name="Normal" style:family="paragraph">
      <style:paragraph-properties fo:margin-bottom="0in" style:line-height-at-least="0.1979in" fo:background-color="#1E1E1E"/>
    </style:style>
    <style:style style:name="T120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06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207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20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0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21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11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121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1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21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15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1216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217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218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1219" style:parent-style-name="Normal" style:family="paragraph">
      <style:paragraph-properties fo:margin-bottom="0in" style:line-height-at-least="0.1979in" fo:background-color="#1E1E1E"/>
    </style:style>
    <style:style style:name="T122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21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22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22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2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22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26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1227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22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29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230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231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1232" style:parent-style-name="Normal" style:family="paragraph">
      <style:paragraph-properties fo:margin-bottom="0in" style:line-height-at-least="0.1979in" fo:background-color="#1E1E1E"/>
    </style:style>
    <style:style style:name="T123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34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235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23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3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23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39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124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4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24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43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1244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245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246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1247" style:parent-style-name="Normal" style:family="paragraph">
      <style:paragraph-properties fo:margin-bottom="0in" style:line-height-at-least="0.1979in" fo:background-color="#1E1E1E"/>
    </style:style>
    <style:style style:name="T124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49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250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25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5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25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54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1255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25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57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258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259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1260" style:parent-style-name="Normal" style:family="paragraph">
      <style:paragraph-properties fo:margin-bottom="0in" style:line-height-at-least="0.1979in" fo:background-color="#1E1E1E"/>
    </style:style>
    <style:style style:name="T126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62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263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26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6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26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67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126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26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70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1271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27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27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1274" style:parent-style-name="Normal" style:family="paragraph">
      <style:paragraph-properties fo:margin-bottom="0in" style:line-height-at-least="0.1979in" fo:background-color="#1E1E1E"/>
    </style:style>
    <style:style style:name="T127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76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1277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127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27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128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281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fr" style:country-asian="FR"/>
    </style:style>
    <style:style style:name="T1282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128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284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1285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1286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P1287" style:parent-style-name="Normal" style:family="paragraph">
      <style:paragraph-properties fo:margin-bottom="0in" style:line-height-at-least="0.1979in" fo:background-color="#1E1E1E"/>
    </style:style>
    <style:style style:name="T128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289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290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29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9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29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94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129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29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97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1298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299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300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1301" style:parent-style-name="Normal" style:family="paragraph">
      <style:paragraph-properties fo:margin-bottom="0in" style:line-height-at-least="0.1979in" fo:background-color="#1E1E1E"/>
    </style:style>
    <style:style style:name="T130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30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30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30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30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30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308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1309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31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311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131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31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1314" style:parent-style-name="Normal" style:family="paragraph">
      <style:paragraph-properties fo:margin-bottom="0in" style:line-height-at-least="0.1979in" fo:background-color="#1E1E1E"/>
    </style:style>
    <style:style style:name="T131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316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1317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1318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P1319" style:parent-style-name="Normal" style:family="paragraph">
      <style:paragraph-properties fo:margin-bottom="0in" style:line-height-at-least="0.1979in" fo:background-color="#1E1E1E"/>
    </style:style>
    <style:style style:name="T132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1321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132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132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P132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</office:automatic-styles>
  <office:body>
    <office:text text:use-soft-page-breaks="true">
      <text:p text:style-name="P1">Interface pharmacie. C’est la que les valeurs vont être récupérées et stockées</text:p>
      <text:p text:style-name="P2"/>
      <text:p text:style-name="P3"><text:span text:style-name="T4">export</text:span><text:span text:style-name="T5"><text:s/></text:span><text:span text:style-name="T6">interface</text:span><text:span text:style-name="T7"><text:s/></text:span><text:span text:style-name="T8">Pharmacie</text:span><text:span text:style-name="T9">{</text:span></text:p>
      <text:p text:style-name="P10"><text:span text:style-name="T11"><text:s text:c="2"/></text:span><text:span text:style-name="T12">id</text:span><text:span text:style-name="T13">? :<text:s/></text:span><text:span text:style-name="T14">string</text:span><text:span text:style-name="T15">,</text:span></text:p>
      <text:p text:style-name="P16"><text:span text:style-name="T17"><text:s text:c="2"/></text:span><text:span text:style-name="T18">adressse_pharmacie</text:span><text:span text:style-name="T19">:<text:s/></text:span><text:span text:style-name="T20">string</text:span><text:span text:style-name="T21">,</text:span></text:p>
      <text:p text:style-name="P22"><text:span text:style-name="T23"><text:s text:c="2"/></text:span><text:span text:style-name="T24">cp_pharmacie</text:span><text:span text:style-name="T25">:<text:s/></text:span><text:span text:style-name="T26">string</text:span><text:span text:style-name="T27">,</text:span></text:p>
      <text:p text:style-name="P28"><text:span text:style-name="T29"><text:s text:c="2"/></text:span><text:span text:style-name="T30">localisation_geopoint</text:span><text:span text:style-name="T31"><text:s/>:<text:s/></text:span><text:span text:style-name="T32">firebase</text:span><text:span text:style-name="T33">.</text:span><text:span text:style-name="T34">firestore</text:span><text:span text:style-name="T35">.</text:span><text:span text:style-name="T36">GeoPoint</text:span><text:span text:style-name="T37">,</text:span></text:p>
      <text:p text:style-name="P38"><text:span text:style-name="T39"><text:s text:c="2"/></text:span><text:span text:style-name="T40">nom_pharmacie</text:span><text:span text:style-name="T41">:<text:s/></text:span><text:span text:style-name="T42">string</text:span><text:span text:style-name="T43">,</text:span></text:p>
      <text:p text:style-name="P44"><text:span text:style-name="T45"><text:s text:c="2"/></text:span><text:span text:style-name="T46">num_tel</text:span><text:span text:style-name="T47">:<text:s/></text:span><text:span text:style-name="T48">number</text:span><text:span text:style-name="T49">,</text:span></text:p>
      <text:p text:style-name="P50"><text:span text:style-name="T51"><text:s text:c="2"/></text:span><text:span text:style-name="T52">ville_pharmacie</text:span><text:span text:style-name="T53">:<text:s/></text:span><text:span text:style-name="T54">string</text:span><text:span text:style-name="T55">,</text:span></text:p>
      <text:p text:style-name="P56"><text:span text:style-name="T57"><text:s text:c="2"/></text:span><text:span text:style-name="T58">latitude</text:span><text:span text:style-name="T59">:<text:s/></text:span><text:span text:style-name="T60">number</text:span><text:span text:style-name="T61">,</text:span></text:p>
      <text:p text:style-name="P62"><text:span text:style-name="T63"><text:s text:c="2"/></text:span><text:span text:style-name="T64">longitude</text:span><text:span text:style-name="T65">:<text:s/></text:span><text:span text:style-name="T66">number</text:span><text:span text:style-name="T67">,</text:span></text:p>
      <text:p text:style-name="P68"><text:span text:style-name="T69"><text:s text:c="2"/></text:span><text:span text:style-name="T70">produit</text:span><text:span text:style-name="T71"><text:s/>: <text:s/></text:span><text:span text:style-name="T72">Map</text:span><text:span text:style-name="T73">&lt;</text:span><text:span text:style-name="T74">string</text:span><text:span text:style-name="T75">,<text:s/></text:span><text:span text:style-name="T76">ArrayType</text:span><text:span text:style-name="T77">&gt;</text:span></text:p>
      <text:p text:style-name="P78">}</text:p>
      <text:p text:style-name="Normal"/>
      <text:p text:style-name="Normal">La c’est la ou récupère les pharmacie de firebase et qu’on stock dans notre collection this.pharmacies</text:p>
      <text:p text:style-name="P79"><text:span text:style-name="T80">export</text:span><text:span text:style-name="T81"><text:s/></text:span><text:span text:style-name="T82">class</text:span><text:span text:style-name="T83"><text:s/></text:span><text:span text:style-name="T84">PharmacieService</text:span><text:span text:style-name="T85"><text:s/>{</text:span></text:p>
      <text:p text:style-name="P86"/>
      <text:p text:style-name="P87"><text:span text:style-name="T88"><text:s text:c="2"/></text:span><text:span text:style-name="T89">private</text:span><text:span text:style-name="T90"><text:s/></text:span><text:span text:style-name="T91">pharmacies</text:span><text:span text:style-name="T92">:<text:s/></text:span><text:span text:style-name="T93">Observable</text:span><text:span text:style-name="T94">&lt;</text:span><text:span text:style-name="T95">Pharmacie</text:span><text:span text:style-name="T96">[]&gt;;</text:span></text:p>
      <text:p text:style-name="P97"><text:span text:style-name="T98"><text:s text:c="2"/></text:span><text:span text:style-name="T99">private</text:span><text:span text:style-name="T100"><text:s/></text:span><text:span text:style-name="T101">pharmaciesProches</text:span><text:span text:style-name="T102">:<text:s/></text:span><text:span text:style-name="T103">Pharmacie</text:span><text:span text:style-name="T104">[] = [];</text:span></text:p>
      <text:p text:style-name="P105"><text:span text:style-name="T106"><text:s text:c="2"/></text:span><text:span text:style-name="T107">private</text:span><text:span text:style-name="T108"><text:s/></text:span><text:span text:style-name="T109">pharmaciesProduit</text:span><text:span text:style-name="T110">:<text:s/></text:span><text:span text:style-name="T111">Produit</text:span><text:span text:style-name="T112">[] = [];</text:span></text:p>
      <text:p text:style-name="P113"/>
      <text:p text:style-name="P114"><text:span text:style-name="T115"><text:s text:c="2"/></text:span><text:span text:style-name="T116">private</text:span><text:span text:style-name="T117"><text:s/></text:span><text:span text:style-name="T118">pharmacieCollection</text:span><text:span text:style-name="T119">:<text:s/></text:span><text:span text:style-name="T120">AngularFirestoreCollection</text:span><text:span text:style-name="T121">&lt;</text:span><text:span text:style-name="T122">Pharmacie</text:span><text:span text:style-name="T123">&gt;;</text:span></text:p>
      <text:p text:style-name="P124"/>
      <text:p text:style-name="P125"><text:span text:style-name="T126"><text:s text:c="2"/></text:span><text:span text:style-name="T127">private</text:span><text:span text:style-name="T128"><text:s/></text:span><text:span text:style-name="T129">latitude</text:span><text:span text:style-name="T130"><text:s/>:<text:s/></text:span><text:span text:style-name="T131">number</text:span><text:span text:style-name="T132">;</text:span></text:p>
      <text:p text:style-name="P133"><text:span text:style-name="T134"><text:s text:c="2"/></text:span><text:span text:style-name="T135">private</text:span><text:span text:style-name="T136"><text:s/></text:span><text:span text:style-name="T137">longitude</text:span><text:span text:style-name="T138"><text:s/>:<text:s/></text:span><text:span text:style-name="T139">number</text:span><text:span text:style-name="T140">;</text:span></text:p>
      <text:p text:style-name="P141"/>
      <text:p text:style-name="P142"><text:span text:style-name="T143"><text:s text:c="2"/></text:span><text:span text:style-name="T144">constructor</text:span><text:span text:style-name="T145">(</text:span><text:span text:style-name="T146">private</text:span><text:span text:style-name="T147"><text:s/></text:span><text:span text:style-name="T148">afs</text:span><text:span text:style-name="T149"><text:s/>:</text:span><text:span text:style-name="T150">AngularFirestore</text:span><text:span text:style-name="T151">) {<text:s/></text:span></text:p>
      <text:p text:style-name="P152"><text:span text:style-name="T153"><text:s text:c="4"/></text:span><text:span text:style-name="T154">this</text:span><text:span text:style-name="T155">.</text:span><text:span text:style-name="T156">pharmacieCollection</text:span><text:span text:style-name="T157"><text:s/>=<text:s/></text:span><text:span text:style-name="T158">afs</text:span><text:span text:style-name="T159">.</text:span><text:span text:style-name="T160">collection</text:span><text:span text:style-name="T161">&lt;</text:span><text:span text:style-name="T162">Pharmacie</text:span><text:span text:style-name="T163">&gt;(</text:span><text:span text:style-name="T164">'pharmacie'</text:span><text:span text:style-name="T165">);</text:span></text:p>
      <text:p text:style-name="P166"><text:span text:style-name="T167"><text:s text:c="6"/></text:span><text:span text:style-name="T168">this</text:span><text:span text:style-name="T169">.</text:span><text:span text:style-name="T170">pharmacies</text:span><text:span text:style-name="T171"><text:s/>=<text:s/></text:span><text:span text:style-name="T172">this</text:span><text:span text:style-name="T173">.</text:span><text:span text:style-name="T174">pharmacieCollection</text:span><text:span text:style-name="T175">.</text:span><text:span text:style-name="T176">snapshotChanges</text:span><text:span text:style-name="T177">().</text:span><text:span text:style-name="T178">pipe</text:span><text:span text:style-name="T179">(</text:span></text:p>
      <text:p text:style-name="P180"><text:span text:style-name="T181"><text:s text:c="8"/></text:span><text:span text:style-name="T182">map</text:span><text:span text:style-name="T183">(</text:span><text:span text:style-name="T184">actions</text:span><text:span text:style-name="T185"><text:s/></text:span><text:span text:style-name="T186">=&gt;</text:span><text:span text:style-name="T187"><text:s/>{</text:span></text:p>
      <text:p text:style-name="P188"><text:span text:style-name="T189"><text:s text:c="10"/></text:span><text:span text:style-name="T190">return</text:span><text:span text:style-name="T191"><text:s/></text:span><text:span text:style-name="T192">actions</text:span><text:span text:style-name="T193">.</text:span><text:span text:style-name="T194">map</text:span><text:span text:style-name="T195">(</text:span><text:span text:style-name="T196">a</text:span><text:span text:style-name="T197"><text:s/></text:span><text:span text:style-name="T198">=&gt;</text:span><text:span text:style-name="T199"><text:s/>{</text:span></text:p>
      <text:p text:style-name="P200"><text:span text:style-name="T201"><text:s text:c="10"/></text:span><text:span text:style-name="T202">const</text:span><text:span text:style-name="T203"><text:s/></text:span><text:span text:style-name="T204">data</text:span><text:span text:style-name="T205"><text:s/>=<text:s/></text:span><text:span text:style-name="T206">a</text:span><text:span text:style-name="T207">.</text:span><text:span text:style-name="T208">payload</text:span><text:span text:style-name="T209">.</text:span><text:span text:style-name="T210">doc</text:span><text:span text:style-name="T211">.</text:span><text:span text:style-name="T212">data</text:span><text:span text:style-name="T213">();</text:span></text:p>
      <text:p text:style-name="P214"><text:span text:style-name="T215"><text:s text:c="10"/></text:span><text:span text:style-name="T216">const</text:span><text:span text:style-name="T217"><text:s/></text:span><text:span text:style-name="T218">id</text:span><text:span text:style-name="T219"><text:s/>=<text:s/></text:span><text:span text:style-name="T220">a</text:span><text:span text:style-name="T221">.</text:span><text:span text:style-name="T222">payload</text:span><text:span text:style-name="T223">.</text:span><text:span text:style-name="T224">doc</text:span><text:span text:style-name="T225">.</text:span><text:span text:style-name="T226">id</text:span><text:span text:style-name="T227">;</text:span></text:p>
      <text:p text:style-name="P228"><text:span text:style-name="T229"><text:s text:c="10"/></text:span><text:span text:style-name="T230">console</text:span><text:span text:style-name="T231">.</text:span><text:span text:style-name="T232">table</text:span><text:span text:style-name="T233">(</text:span><text:span text:style-name="T234">data</text:span><text:span text:style-name="T235">);</text:span></text:p>
      <text:p text:style-name="P236"><text:span text:style-name="T237"><text:s text:c="10"/></text:span><text:span text:style-name="T238">return</text:span><text:span text:style-name="T239">{</text:span><text:span text:style-name="T240">id</text:span><text:span text:style-name="T241">, ...</text:span><text:span text:style-name="T242">data</text:span><text:span text:style-name="T243">};</text:span></text:p>
      <text:p text:style-name="P244"><text:span text:style-name="T245"><text:s text:c="8"/></text:span><text:span text:style-name="T246">})</text:span></text:p>
      <text:p text:style-name="P247"><text:s text:c="6"/>})</text:p>
      <text:p text:style-name="P248"><text:s text:c="4"/>)</text:p>
      <text:p text:style-name="P249"><text:s text:c="2"/>}</text:p>
      <text:p text:style-name="P250"/>
      <text:p text:style-name="Normal">On pourra les appeler la méthode get pour les récupérer dans les autres fichiers.</text:p>
      <text:p text:style-name="P251"><text:span text:style-name="T252">getPharmacies</text:span><text:span text:style-name="T253">():<text:s/></text:span><text:span text:style-name="T254">Observable</text:span><text:span text:style-name="T255">&lt;</text:span><text:span text:style-name="T256">Pharmacie</text:span><text:span text:style-name="T257">[]&gt;{</text:span></text:p>
      <text:p text:style-name="P258"><text:span text:style-name="T259"><text:s text:c="4"/></text:span><text:span text:style-name="T260">return</text:span><text:span text:style-name="T261"><text:s/></text:span><text:span text:style-name="T262">this</text:span><text:span text:style-name="T263">.</text:span><text:span text:style-name="T264">pharmacies</text:span><text:span text:style-name="T265">;<text:s/></text:span></text:p>
      <text:p text:style-name="P266"><text:span text:style-name="T267"><text:s text:c="2"/></text:span><text:span text:style-name="T268">}</text:span></text:p>
      <text:p text:style-name="P269"/>
      <text:p text:style-name="P270"/>
      <text:p text:style-name="P271"><text:span text:style-name="T272">getPosition</text:span><text:span text:style-name="T273">(){</text:span></text:p>
      <text:p text:style-name="P274"><text:span text:style-name="T275"><text:s text:c="3"/></text:span><text:span text:style-name="T276">const</text:span><text:span text:style-name="T277"><text:s/></text:span><text:span text:style-name="T278">geolocation</text:span><text:span text:style-name="T279"><text:s/>=<text:s/></text:span><text:span text:style-name="T280">new</text:span><text:span text:style-name="T281"><text:s/></text:span><text:span text:style-name="T282">Geolocation</text:span><text:span text:style-name="T283">;</text:span></text:p>
      <text:p text:style-name="P284"><text:span text:style-name="T285"><text:s text:c="3"/></text:span><text:span text:style-name="T286">geolocation</text:span><text:span text:style-name="T287">.</text:span><text:span text:style-name="T288">getCurrentPosition</text:span><text:span text:style-name="T289">().</text:span><text:span text:style-name="T290">then</text:span><text:span text:style-name="T291">((</text:span><text:span text:style-name="T292">resp</text:span><text:span text:style-name="T293">)<text:s/></text:span><text:span text:style-name="T294">=&gt;</text:span><text:span text:style-name="T295"><text:s/>{</text:span></text:p>
      <text:p text:style-name="P296"><text:span text:style-name="T297"><text:s text:c="5"/></text:span><text:span text:style-name="T298">this</text:span><text:span text:style-name="T299">.</text:span><text:span text:style-name="T300">latitude</text:span><text:span text:style-name="T301"><text:s/>= <text:s/></text:span><text:span text:style-name="T302">resp</text:span><text:span text:style-name="T303">.</text:span><text:span text:style-name="T304">coords</text:span><text:span text:style-name="T305">.</text:span><text:span text:style-name="T306">latitude</text:span></text:p>
      <text:p text:style-name="P307"><text:span text:style-name="T308"><text:s text:c="5"/></text:span><text:span text:style-name="T309">this</text:span><text:span text:style-name="T310">.</text:span><text:span text:style-name="T311">longitude</text:span><text:span text:style-name="T312"><text:s/>=<text:s/></text:span><text:span text:style-name="T313">resp</text:span><text:span text:style-name="T314">.</text:span><text:span text:style-name="T315">coords</text:span><text:span text:style-name="T316">.</text:span><text:span text:style-name="T317">longitude</text:span></text:p>
      <text:p text:style-name="P318"><text:span text:style-name="T319"><text:s text:c="3"/>}).</text:span><text:span text:style-name="T320">catch</text:span><text:span text:style-name="T321">((</text:span><text:span text:style-name="T322">error</text:span><text:span text:style-name="T323">)<text:s/></text:span><text:span text:style-name="T324">=&gt;</text:span><text:span text:style-name="T325"><text:s/>{</text:span></text:p>
      <text:p text:style-name="P326"><text:span text:style-name="T327"><text:s text:c="5"/></text:span><text:span text:style-name="T328">console</text:span><text:span text:style-name="T329">.</text:span><text:span text:style-name="T330">log</text:span><text:span text:style-name="T331">(</text:span><text:span text:style-name="T332">'Error getting location'</text:span><text:span text:style-name="T333">,<text:s/></text:span><text:span text:style-name="T334">error</text:span><text:span text:style-name="T335">);</text:span></text:p>
      <text:p text:style-name="P336"><text:s text:c="3"/>});</text:p>
      <text:p text:style-name="P337"><text:s text:c="3"/></text:p>
      <text:p text:style-name="P338"><text:span text:style-name="T339"><text:s text:c="3"/></text:span><text:span text:style-name="T340">let</text:span><text:span text:style-name="T341"><text:s/></text:span><text:span text:style-name="T342">watch</text:span><text:span text:style-name="T343"><text:s/>=<text:s/></text:span><text:span text:style-name="T344">geolocation</text:span><text:span text:style-name="T345">.</text:span><text:span text:style-name="T346">watchPosition</text:span><text:span text:style-name="T347">();</text:span></text:p>
      <text:p text:style-name="P348"><text:span text:style-name="T349"><text:s text:c="3"/></text:span><text:span text:style-name="T350">watch</text:span><text:span text:style-name="T351">.</text:span><text:span text:style-name="T352">subscribe</text:span><text:span text:style-name="T353">((</text:span><text:span text:style-name="T354">data</text:span><text:span text:style-name="T355">)<text:s/></text:span><text:span text:style-name="T356">=&gt;</text:span><text:span text:style-name="T357"><text:s/>{</text:span></text:p>
      <text:p text:style-name="P358"><text:span text:style-name="T359"><text:s text:c="4"/></text:span><text:span text:style-name="T360">// data can be a set of coordinates, or an error (if an error occurred).</text:span></text:p>
      <text:p text:style-name="P361"><text:span text:style-name="T362"><text:s text:c="4"/></text:span><text:span text:style-name="T363">// data.coords.latitude</text:span></text:p>
      <text:p text:style-name="P364"><text:span text:style-name="T365"><text:s text:c="4"/></text:span><text:span text:style-name="T366">// data.coords.longitude</text:span></text:p>
      <text:p text:style-name="P367"><text:s text:c="3"/>});<text:s/></text:p>
      <text:p text:style-name="P368"><text:s text:c="2"/>}</text:p>
      <text:p text:style-name="Normal"/>
      <text:p text:style-name="Normal">La méthode pour avoir la position de l’utilisateur.</text:p>
      <text:p text:style-name="P369">------------<text:line-break/><text:span text:style-name="T370">addPharmacie</text:span><text:span text:style-name="T371">(</text:span><text:span text:style-name="T372">pharmacie</text:span><text:span text:style-name="T373">:<text:s/></text:span><text:span text:style-name="T374">Pharmacie</text:span><text:span text:style-name="T375">):<text:s/></text:span><text:span text:style-name="T376">Promise</text:span><text:span text:style-name="T377">&lt;</text:span><text:span text:style-name="T378">DocumentReference</text:span><text:span text:style-name="T379">&gt;{</text:span></text:p>
      <text:p text:style-name="P380"><text:span text:style-name="T381"><text:s text:c="4"/></text:span><text:span text:style-name="T382">return</text:span><text:span text:style-name="T383"><text:s/></text:span><text:span text:style-name="T384">this</text:span><text:span text:style-name="T385">.</text:span><text:span text:style-name="T386">pharmacieCollection</text:span><text:span text:style-name="T387">.</text:span><text:span text:style-name="T388">add</text:span><text:span text:style-name="T389">(</text:span><text:span text:style-name="T390">pharmacie</text:span><text:span text:style-name="T391">);</text:span></text:p>
      <text:p text:style-name="P392"><text:span text:style-name="T393"><text:s text:c="2"/></text:span><text:span text:style-name="T394">}</text:span></text:p>
      <text:p text:style-name="P395"/>
      <text:p text:style-name="P396"><text:span text:style-name="T397"><text:s text:c="2"/></text:span><text:span text:style-name="T398">UpdatePharmacie</text:span><text:span text:style-name="T399">(</text:span><text:span text:style-name="T400">pharmacie</text:span><text:span text:style-name="T401">:<text:s/></text:span><text:span text:style-name="T402">Pharmacie</text:span><text:span text:style-name="T403">):<text:s/></text:span><text:span text:style-name="T404">Promise</text:span><text:span text:style-name="T405">&lt;</text:span><text:span text:style-name="T406">void</text:span><text:span text:style-name="T407">&gt;{</text:span></text:p>
      <text:p text:style-name="P408"><text:span text:style-name="T409"><text:s text:c="4"/></text:span><text:span text:style-name="T410">return</text:span><text:span text:style-name="T411"><text:s/></text:span><text:span text:style-name="T412">this</text:span><text:span text:style-name="T413">.</text:span><text:span text:style-name="T414">pharmacieCollection</text:span><text:span text:style-name="T415">.</text:span><text:span text:style-name="T416">doc</text:span><text:span text:style-name="T417">(</text:span><text:span text:style-name="T418">pharmacie</text:span><text:span text:style-name="T419">.</text:span><text:span text:style-name="T420">id</text:span><text:span text:style-name="T421">).</text:span><text:span text:style-name="T422">update</text:span><text:span text:style-name="T423">(</text:span></text:p>
      <text:p text:style-name="P424"><text:span text:style-name="T425"><text:s text:c="6"/></text:span><text:span text:style-name="T426">{</text:span><text:span text:style-name="T427">adressse_pharmacie :</text:span><text:span text:style-name="T428"><text:s/></text:span><text:span text:style-name="T429">pharmacie</text:span><text:span text:style-name="T430">.</text:span><text:span text:style-name="T431">adressse_pharmacie</text:span><text:span text:style-name="T432">,</text:span></text:p>
      <text:p text:style-name="P433"><text:span text:style-name="T434"><text:s text:c="7"/></text:span><text:span text:style-name="T435">cp_pharmacie:</text:span><text:span text:style-name="T436"><text:s/></text:span><text:span text:style-name="T437">pharmacie</text:span><text:span text:style-name="T438">.</text:span><text:span text:style-name="T439">cp_pharmacie</text:span><text:span text:style-name="T440">,</text:span></text:p>
      <text:p text:style-name="P441"><text:span text:style-name="T442"><text:s text:c="7"/></text:span><text:span text:style-name="T443">localisation_geopoint :</text:span><text:span text:style-name="T444"><text:s/></text:span><text:span text:style-name="T445">pharmacie</text:span><text:span text:style-name="T446">.</text:span><text:span text:style-name="T447">localisation_geopoint</text:span><text:span text:style-name="T448">,<text:s/></text:span></text:p>
      <text:p text:style-name="P449"><text:span text:style-name="T450"><text:s text:c="7"/></text:span><text:span text:style-name="T451">nom_pharmcie:</text:span><text:span text:style-name="T452"><text:s/></text:span><text:span text:style-name="T453">pharmacie</text:span><text:span text:style-name="T454">.</text:span><text:span text:style-name="T455">nom_pharmacie</text:span><text:span text:style-name="T456">,<text:s/></text:span></text:p>
      <text:p text:style-name="P457"><text:span text:style-name="T458"><text:s text:c="7"/></text:span><text:span text:style-name="T459">num_tel :</text:span><text:span text:style-name="T460"><text:s/></text:span><text:span text:style-name="T461">pharmacie</text:span><text:span text:style-name="T462">.</text:span><text:span text:style-name="T463">num_tel</text:span><text:span text:style-name="T464">,</text:span></text:p>
      <text:p text:style-name="P465"><text:span text:style-name="T466"><text:s text:c="7"/></text:span><text:span text:style-name="T467">ville_pharmacie:</text:span><text:span text:style-name="T468"><text:s/></text:span><text:span text:style-name="T469">pharmacie</text:span><text:span text:style-name="T470">.</text:span><text:span text:style-name="T471">ville_pharmacie</text:span></text:p>
      <text:p text:style-name="P472"><text:s text:c="6"/>});</text:p>
      <text:p text:style-name="P473"><text:span text:style-name="T474"><text:s text:c="2"/></text:span><text:span text:style-name="T475">}</text:span></text:p>
      <text:p text:style-name="P476"/>
      <text:p text:style-name="P477"><text:span text:style-name="T478"><text:s text:c="2"/></text:span><text:span text:style-name="T479">deletePharmacie</text:span><text:span text:style-name="T480">(</text:span><text:span text:style-name="T481">id</text:span><text:span text:style-name="T482"><text:s/>:<text:s/></text:span><text:span text:style-name="T483">string</text:span><text:span text:style-name="T484">):<text:s/></text:span><text:span text:style-name="T485">Promise</text:span><text:span text:style-name="T486">&lt;</text:span><text:span text:style-name="T487">void</text:span><text:span text:style-name="T488">&gt;{</text:span></text:p>
      <text:p text:style-name="P489"><text:span text:style-name="T490"><text:s text:c="4"/></text:span><text:span text:style-name="T491">return</text:span><text:span text:style-name="T492"><text:s/></text:span><text:span text:style-name="T493">this</text:span><text:span text:style-name="T494">.</text:span><text:span text:style-name="T495">pharmacieCollection</text:span><text:span text:style-name="T496">.</text:span><text:span text:style-name="T497">doc</text:span><text:span text:style-name="T498">(</text:span><text:span text:style-name="T499">id</text:span><text:span text:style-name="T500">).</text:span><text:span text:style-name="T501">delete</text:span><text:span text:style-name="T502">();</text:span></text:p>
      <text:p text:style-name="P503"><text:span text:style-name="T504"><text:s text:c="2"/></text:span><text:span text:style-name="T505">}</text:span></text:p>
      <text:p text:style-name="P506">Les crud</text:p>
      <text:p text:style-name="P507"/>
      <text:soft-page-break/>
      <text:p text:style-name="P508"><text:span text:style-name="T509">import</text:span><text:span text:style-name="T510"><text:s/>{<text:s/></text:span><text:span text:style-name="T511">Produit</text:span><text:span text:style-name="T512"><text:s/>}<text:s/></text:span><text:span text:style-name="T513">from</text:span><text:span text:style-name="T514"><text:s/></text:span><text:span text:style-name="T515">'./../services/produit.service'</text:span><text:span text:style-name="T516">;</text:span></text:p>
      <text:p text:style-name="P517"><text:span text:style-name="T518">import</text:span><text:span text:style-name="T519"><text:s/>{<text:s/></text:span><text:span text:style-name="T520">Component</text:span><text:span text:style-name="T521">,<text:s/></text:span><text:span text:style-name="T522">OnInit</text:span><text:span text:style-name="T523"><text:s/>}<text:s/></text:span><text:span text:style-name="T524">from</text:span><text:span text:style-name="T525"><text:s/></text:span><text:span text:style-name="T526">'@angular/core'</text:span><text:span text:style-name="T527">;</text:span></text:p>
      <text:p text:style-name="P528"><text:span text:style-name="T529">import</text:span><text:span text:style-name="T530"><text:s/>{<text:s/></text:span><text:span text:style-name="T531">PharmacieService</text:span><text:span text:style-name="T532">,<text:s/></text:span><text:span text:style-name="T533">Pharmacie</text:span><text:span text:style-name="T534"><text:s/>}<text:s/></text:span><text:span text:style-name="T535">from</text:span><text:span text:style-name="T536"><text:s/></text:span><text:span text:style-name="T537">'../services/pharmacie.service'</text:span><text:span text:style-name="T538">;</text:span></text:p>
      <text:p text:style-name="P539"><text:span text:style-name="T540">import</text:span><text:span text:style-name="T541"><text:s/>{<text:s/></text:span><text:span text:style-name="T542">Observable</text:span><text:span text:style-name="T543"><text:s/>}<text:s/></text:span><text:span text:style-name="T544">from</text:span><text:span text:style-name="T545"><text:s/></text:span><text:span text:style-name="T546">'rxjs'</text:span><text:span text:style-name="T547">;</text:span></text:p>
      <text:p text:style-name="P548"/>
      <text:p text:style-name="P549"><text:span text:style-name="T550">@</text:span><text:span text:style-name="T551">Component</text:span><text:span text:style-name="T552">({</text:span></text:p>
      <text:p text:style-name="P553"><text:span text:style-name="T554"><text:s text:c="2"/></text:span><text:span text:style-name="T555">selector:</text:span><text:span text:style-name="T556"><text:s/></text:span><text:span text:style-name="T557">'app-pharmacie-info'</text:span><text:span text:style-name="T558">,</text:span></text:p>
      <text:p text:style-name="P559"><text:span text:style-name="T560"><text:s text:c="2"/></text:span><text:span text:style-name="T561">templateUrl:</text:span><text:span text:style-name="T562"><text:s/></text:span><text:span text:style-name="T563">'./pharmacie-info.page.html'</text:span><text:span text:style-name="T564">,</text:span></text:p>
      <text:p text:style-name="P565"><text:span text:style-name="T566"><text:s text:c="2"/></text:span><text:span text:style-name="T567">styleUrls:</text:span><text:span text:style-name="T568"><text:s/>[</text:span><text:span text:style-name="T569">'./pharmacie-info.page.scss'</text:span><text:span text:style-name="T570">],</text:span></text:p>
      <text:p text:style-name="P571">})</text:p>
      <text:p text:style-name="P572"/>
      <text:p text:style-name="P573"><text:span text:style-name="T574">export</text:span><text:span text:style-name="T575"><text:s/></text:span><text:span text:style-name="T576">class</text:span><text:span text:style-name="T577"><text:s/></text:span><text:span text:style-name="T578">PharmacieInfoPage</text:span><text:span text:style-name="T579"><text:s/></text:span><text:span text:style-name="T580">implements</text:span><text:span text:style-name="T581"><text:s/></text:span><text:span text:style-name="T582">OnInit</text:span><text:span text:style-name="T583"><text:s/>{</text:span></text:p>
      <text:p text:style-name="P584"><text:span text:style-name="T585"><text:s text:c="2"/></text:span><text:span text:style-name="T586">public</text:span><text:span text:style-name="T587"><text:s/></text:span><text:span text:style-name="T588">pharmacies</text:span><text:span text:style-name="T589">:<text:s/></text:span><text:span text:style-name="T590">Observable</text:span><text:span text:style-name="T591">&lt;</text:span><text:span text:style-name="T592">Pharmacie</text:span><text:span text:style-name="T593">[]&gt;; <text:s/></text:span></text:p>
      <text:p text:style-name="P594"><text:span text:style-name="T595"><text:s text:c="2"/></text:span><text:span text:style-name="T596">public</text:span><text:span text:style-name="T597"><text:s/></text:span><text:span text:style-name="T598">pharmaciesProches</text:span><text:span text:style-name="T599"><text:s/>:<text:s/></text:span><text:span text:style-name="T600">Pharmacie</text:span><text:span text:style-name="T601">[];</text:span></text:p>
      <text:p text:style-name="P602"><text:span text:style-name="T603"><text:s text:c="2"/></text:span><text:span text:style-name="T604">public</text:span><text:span text:style-name="T605"><text:s/></text:span><text:span text:style-name="T606">produitPharmacie</text:span><text:span text:style-name="T607"><text:s/>:<text:s/></text:span><text:span text:style-name="T608">Produit</text:span><text:span text:style-name="T609">[];</text:span></text:p>
      <text:p text:style-name="P610"><text:span text:style-name="T611"><text:s text:c="2"/></text:span><text:span text:style-name="T612">constructor</text:span><text:span text:style-name="T613">(</text:span><text:span text:style-name="T614">private</text:span><text:span text:style-name="T615"><text:s/></text:span><text:span text:style-name="T616">pharmacieService</text:span><text:span text:style-name="T617"><text:s/>:<text:s/></text:span><text:span text:style-name="T618">PharmacieService</text:span><text:span text:style-name="T619"><text:s/>){}</text:span></text:p>
      <text:p text:style-name="P620"/>
      <text:p text:style-name="P621"><text:span text:style-name="T622"><text:s text:c="2"/></text:span><text:span text:style-name="T623">ngOnInit</text:span><text:span text:style-name="T624">() {</text:span></text:p>
      <text:p text:style-name="P625"><text:span text:style-name="T626"><text:s text:c="4"/></text:span><text:span text:style-name="T627">this</text:span><text:span text:style-name="T628">.</text:span><text:span text:style-name="T629">pharmaciesProches</text:span><text:span text:style-name="T630"><text:s/>=<text:s/></text:span><text:span text:style-name="T631">this</text:span><text:span text:style-name="T632">.</text:span><text:span text:style-name="T633">pharmacieService</text:span><text:span text:style-name="T634">.</text:span><text:span text:style-name="T635">getPharmciesProches</text:span><text:span text:style-name="T636">();</text:span></text:p>
      <text:p text:style-name="P637"><text:span text:style-name="T638"><text:s text:c="4"/></text:span><text:span text:style-name="T639">this</text:span><text:span text:style-name="T640">.</text:span><text:span text:style-name="T641">produitPharmacie</text:span><text:span text:style-name="T642"><text:s/>=<text:s/></text:span><text:span text:style-name="T643">this</text:span><text:span text:style-name="T644">.</text:span><text:span text:style-name="T645">pharmacieService</text:span><text:span text:style-name="T646">.</text:span><text:span text:style-name="T647">getProduitsPharmacie</text:span><text:span text:style-name="T648">();</text:span></text:p>
      <text:p text:style-name="P649"><text:s text:c="2"/>}</text:p>
      <text:p text:style-name="P650">}</text:p>
      <text:p text:style-name="Normal"><text:s/>Pharmacie-info.page.ts</text:p>
      <text:p text:style-name="Normal">On appelle Pharmacie service pour utiliser les fonction vue au-dessus<text:s/></text:p>
      <text:p text:style-name="P651">On récupère pharmacie</text:p>
      <text:p text:style-name="P652"><text:span text:style-name="T653">&lt;</text:span><text:span text:style-name="T654">ion-header</text:span><text:span text:style-name="T655">&gt;</text:span></text:p>
      <text:p text:style-name="P656"><text:span text:style-name="T657"><text:s text:c="2"/></text:span><text:span text:style-name="T658">&lt;</text:span><text:span text:style-name="T659">ion-toolbar</text:span><text:span text:style-name="T660">&gt;</text:span></text:p>
      <text:p text:style-name="P661"><text:span text:style-name="T662"><text:s text:c="4"/></text:span><text:span text:style-name="T663">&lt;</text:span><text:span text:style-name="T664">ion-title</text:span><text:span text:style-name="T665">&gt;</text:span><text:span text:style-name="T666">pharmacie</text:span><text:span text:style-name="T667">&lt;/</text:span><text:span text:style-name="T668">ion-title</text:span><text:span text:style-name="T669">&gt;</text:span></text:p>
      <text:p text:style-name="P670"><text:span text:style-name="T671"><text:s text:c="2"/></text:span><text:span text:style-name="T672">&lt;/</text:span><text:span text:style-name="T673">ion-toolbar</text:span><text:span text:style-name="T674">&gt;</text:span></text:p>
      <text:p text:style-name="P675"><text:span text:style-name="T676">&lt;/</text:span><text:span text:style-name="T677">ion-header</text:span><text:span text:style-name="T678">&gt;</text:span></text:p>
      <text:p text:style-name="P679"/>
      <text:p text:style-name="P680"><text:span text:style-name="T681">&lt;</text:span><text:span text:style-name="T682">ion-content</text:span><text:span text:style-name="T683">&gt;</text:span></text:p>
      <text:p text:style-name="P684"><text:span text:style-name="T685"><text:s text:c="2"/></text:span><text:span text:style-name="T686">&lt;</text:span><text:span text:style-name="T687">ion-searchbar</text:span><text:span text:style-name="T688">&gt;&lt;/</text:span><text:span text:style-name="T689">ion-searchbar</text:span><text:span text:style-name="T690">&gt;</text:span></text:p>
      <text:p text:style-name="P691"><text:span text:style-name="T692"><text:s text:c="2"/></text:span><text:span text:style-name="T693">&lt;</text:span><text:span text:style-name="T694">ion-item-sliding</text:span><text:span text:style-name="T695"><text:s/></text:span><text:span text:style-name="T696">*ngFor</text:span><text:span text:style-name="T697">=</text:span><text:span text:style-name="T698">"let pharmacie of pharmaciesProches"</text:span><text:span text:style-name="T699">&gt;</text:span></text:p>
      <text:p text:style-name="P700"><text:span text:style-name="T701"><text:s text:c="4"/></text:span><text:span text:style-name="T702">&lt;</text:span><text:span text:style-name="T703">ion-item</text:span><text:span text:style-name="T704">&gt;</text:span><text:span text:style-name="T705"><text:s/></text:span></text:p>
      <text:p text:style-name="P706"><text:span text:style-name="T707"><text:s text:c="6"/></text:span><text:span text:style-name="T708">&lt;</text:span><text:span text:style-name="T709">ion-label</text:span><text:span text:style-name="T710">&gt;</text:span><text:span text:style-name="T711">{{pharmacie.nom_pharmacie}}</text:span><text:span text:style-name="T712">&lt;/</text:span><text:span text:style-name="T713">ion-label</text:span><text:span text:style-name="T714">&gt;</text:span></text:p>
      <text:p text:style-name="P715"><text:span text:style-name="T716"><text:s text:c="6"/></text:span><text:span text:style-name="T717">&lt;</text:span><text:span text:style-name="T718">ion-label</text:span><text:span text:style-name="T719">&gt;</text:span><text:span text:style-name="T720">{{pharmacie.ville_pharmacie}}</text:span><text:span text:style-name="T721">&lt;/</text:span><text:span text:style-name="T722">ion-label</text:span><text:span text:style-name="T723">&gt;</text:span></text:p>
      <text:p text:style-name="P724"><text:span text:style-name="T725"><text:s text:c="6"/></text:span><text:span text:style-name="T726">&lt;</text:span><text:span text:style-name="T727">ion-label</text:span><text:span text:style-name="T728">&gt;</text:span><text:span text:style-name="T729">{{pharmacie.cp_pharmacie}}</text:span><text:span text:style-name="T730">&lt;/</text:span><text:span text:style-name="T731">ion-label</text:span><text:span text:style-name="T732">&gt;</text:span></text:p>
      <text:p text:style-name="P733"><text:span text:style-name="T734"><text:s text:c="4"/></text:span><text:span text:style-name="T735">&lt;/</text:span><text:span text:style-name="T736">ion-item</text:span><text:span text:style-name="T737">&gt;</text:span></text:p>
      <text:p text:style-name="P738"><text:span text:style-name="T739"><text:s text:c="4"/></text:span><text:span text:style-name="T740">&lt;</text:span><text:span text:style-name="T741">ion-text</text:span><text:span text:style-name="T742">&gt;</text:span><text:span text:style-name="T743">Produit :</text:span><text:span text:style-name="T744">&lt;/</text:span><text:span text:style-name="T745">ion-text</text:span><text:span text:style-name="T746">&gt;</text:span></text:p>
      <text:p text:style-name="P747"><text:span text:style-name="T748"><text:s text:c="4"/></text:span><text:span text:style-name="T749">&lt;</text:span><text:span text:style-name="T750">ion-item-sliding</text:span><text:span text:style-name="T751"><text:s/></text:span><text:span text:style-name="T752">*ngFor</text:span><text:span text:style-name="T753">=</text:span><text:span text:style-name="T754">"let produit of pharmacie.produit[1]"</text:span><text:span text:style-name="T755">&gt;</text:span><text:span text:style-name="T756"><text:s text:c="2"/></text:span></text:p>
      <text:p text:style-name="P757"><text:span text:style-name="T758"><text:s text:c="6"/></text:span><text:span text:style-name="T759">&lt;</text:span><text:span text:style-name="T760">ion-label</text:span><text:span text:style-name="T761">&gt;</text:span><text:span text:style-name="T762">{{produit}}</text:span><text:span text:style-name="T763">&lt;/</text:span><text:span text:style-name="T764">ion-label</text:span><text:span text:style-name="T765">&gt;</text:span></text:p>
      <text:p text:style-name="P766"><text:span text:style-name="T767"><text:s text:c="6"/></text:span><text:span text:style-name="T768">&lt;/</text:span><text:span text:style-name="T769">ion-item-sliding</text:span><text:span text:style-name="T770">&gt;</text:span></text:p>
      <text:p text:style-name="P771"><text:span text:style-name="T772"><text:s text:c="2"/></text:span><text:span text:style-name="T773">&lt;/</text:span><text:span text:style-name="T774">ion-item-sliding</text:span><text:span text:style-name="T775">&gt;</text:span></text:p>
      <text:p text:style-name="P776"><text:span text:style-name="T777">&lt;/</text:span><text:span text:style-name="T778">ion-content</text:span><text:span text:style-name="T779">&gt;</text:span></text:p>
      <text:p text:style-name="P780"/>
      <text:p text:style-name="Normal"/>
      <text:p text:style-name="Normal"/>
      <text:p text:style-name="P781"><text:span text:style-name="T782">import</text:span><text:span text:style-name="T783"><text:s/>{<text:s/></text:span><text:span text:style-name="T784">Component</text:span><text:span text:style-name="T785">,<text:s/></text:span><text:span text:style-name="T786">OnInit</text:span><text:span text:style-name="T787"><text:s/>}<text:s/></text:span><text:span text:style-name="T788">from</text:span><text:span text:style-name="T789"><text:s/></text:span><text:span text:style-name="T790">'@angular/core'</text:span><text:span text:style-name="T791">;</text:span></text:p>
      <text:p text:style-name="P792"><text:span text:style-name="T793">import</text:span><text:span text:style-name="T794"><text:s/>{<text:s/></text:span><text:span text:style-name="T795">PharmacieService</text:span><text:span text:style-name="T796">,<text:s/></text:span><text:span text:style-name="T797">Pharmacie</text:span><text:span text:style-name="T798"><text:s/>}<text:s/></text:span><text:span text:style-name="T799">from</text:span><text:span text:style-name="T800"><text:s/></text:span><text:span text:style-name="T801">'../services/pharmacie.service'</text:span><text:span text:style-name="T802">;</text:span></text:p>
      <text:p text:style-name="P803"><text:span text:style-name="T804">import</text:span><text:span text:style-name="T805"><text:s/>{<text:s/></text:span><text:span text:style-name="T806">Observable</text:span><text:span text:style-name="T807"><text:s/>}<text:s/></text:span><text:span text:style-name="T808">from</text:span><text:span text:style-name="T809"><text:s/></text:span><text:span text:style-name="T810">'rxjs'</text:span><text:span text:style-name="T811">;</text:span></text:p>
      <text:p text:style-name="P812"><text:span text:style-name="T813">import</text:span><text:span text:style-name="T814"><text:s/>{<text:s/></text:span><text:span text:style-name="T815">Produit</text:span><text:span text:style-name="T816"><text:s/>}<text:s/></text:span><text:span text:style-name="T817">from</text:span><text:span text:style-name="T818"><text:s/></text:span><text:span text:style-name="T819">'../services/produit.service'</text:span><text:span text:style-name="T820">;</text:span></text:p>
      <text:p text:style-name="P821"/>
      <text:p text:style-name="P822"><text:span text:style-name="T823">@</text:span><text:span text:style-name="T824">Component</text:span><text:span text:style-name="T825">({</text:span></text:p>
      <text:p text:style-name="P826"><text:span text:style-name="T827"><text:s text:c="2"/></text:span><text:span text:style-name="T828">selector:</text:span><text:span text:style-name="T829"><text:s/></text:span><text:span text:style-name="T830">'app-pharmacie-gestion'</text:span><text:span text:style-name="T831">,</text:span></text:p>
      <text:p text:style-name="P832"><text:span text:style-name="T833"><text:s text:c="2"/></text:span><text:span text:style-name="T834">templateUrl:</text:span><text:span text:style-name="T835"><text:s/></text:span><text:span text:style-name="T836">'./pharmacie-gestion.page.html'</text:span><text:span text:style-name="T837">,</text:span></text:p>
      <text:p text:style-name="P838"><text:span text:style-name="T839"><text:s text:c="2"/></text:span><text:span text:style-name="T840">styleUrls:</text:span><text:span text:style-name="T841"><text:s/>[</text:span><text:span text:style-name="T842">'./pharmacie-gestion.page.scss'</text:span><text:span text:style-name="T843">],</text:span></text:p>
      <text:p text:style-name="P844">})</text:p>
      <text:p text:style-name="P845"><text:span text:style-name="T846">export</text:span><text:span text:style-name="T847"><text:s/></text:span><text:span text:style-name="T848">class</text:span><text:span text:style-name="T849"><text:s/></text:span><text:span text:style-name="T850">PharmacieGestionPage</text:span><text:span text:style-name="T851"><text:s/></text:span><text:span text:style-name="T852">implements</text:span><text:span text:style-name="T853"><text:s/></text:span><text:span text:style-name="T854">OnInit</text:span><text:span text:style-name="T855"><text:s/>{</text:span></text:p>
      <text:p text:style-name="P856"><text:span text:style-name="T857"><text:s text:c="2"/></text:span><text:span text:style-name="T858">public</text:span><text:span text:style-name="T859"><text:s/></text:span><text:span text:style-name="T860">pharmacie</text:span><text:span text:style-name="T861"><text:s/>= {}<text:s/></text:span><text:span text:style-name="T862">as</text:span><text:span text:style-name="T863"><text:s text:c="2"/></text:span><text:span text:style-name="T864">Pharmacie</text:span><text:span text:style-name="T865">;<text:s/></text:span></text:p>
      <text:p text:style-name="P866"><text:span text:style-name="T867"><text:s text:c="2"/></text:span><text:span text:style-name="T868">public</text:span><text:span text:style-name="T869"><text:s/></text:span><text:span text:style-name="T870">pharmacies</text:span><text:span text:style-name="T871">:<text:s/></text:span><text:span text:style-name="T872">Observable</text:span><text:span text:style-name="T873">&lt;</text:span><text:span text:style-name="T874">Pharmacie</text:span><text:span text:style-name="T875">[]&gt;; <text:s/></text:span></text:p>
      <text:p text:style-name="P876"><text:span text:style-name="T877"><text:s text:c="2"/></text:span><text:span text:style-name="T878">public</text:span><text:span text:style-name="T879"><text:s/></text:span><text:span text:style-name="T880">pharmaciesProches</text:span><text:span text:style-name="T881"><text:s/>:<text:s/></text:span><text:span text:style-name="T882">Pharmacie</text:span><text:span text:style-name="T883">[];</text:span></text:p>
      <text:p text:style-name="P884"><text:span text:style-name="T885"><text:s text:c="2"/></text:span><text:span text:style-name="T886">public</text:span><text:span text:style-name="T887"><text:s/></text:span><text:span text:style-name="T888">produitPharmacie</text:span><text:span text:style-name="T889"><text:s/>:<text:s/></text:span><text:span text:style-name="T890">Produit</text:span><text:span text:style-name="T891">[];</text:span></text:p>
      <text:p text:style-name="P892"/>
      <text:p text:style-name="P893"><text:span text:style-name="T894"><text:s text:c="2"/></text:span><text:span text:style-name="T895">id_pharmacie</text:span><text:span text:style-name="T896"><text:s/>=<text:s/></text:span><text:span text:style-name="T897">""</text:span></text:p>
      <text:p text:style-name="P898"><text:span text:style-name="T899"><text:s text:c="2"/></text:span><text:span text:style-name="T900">nom_pharmacie</text:span><text:span text:style-name="T901"><text:s/>=<text:s/></text:span><text:span text:style-name="T902">""</text:span></text:p>
      <text:p text:style-name="P903"><text:span text:style-name="T904"><text:s text:c="2"/></text:span><text:span text:style-name="T905">adresse_pharmacie</text:span><text:span text:style-name="T906"><text:s/>=<text:s/></text:span><text:span text:style-name="T907">""</text:span></text:p>
      <text:p text:style-name="P908"><text:span text:style-name="T909"><text:s text:c="2"/></text:span><text:span text:style-name="T910">ville_pharmacie</text:span><text:span text:style-name="T911"><text:s/>=<text:s/></text:span><text:span text:style-name="T912">""</text:span></text:p>
      <text:p text:style-name="P913"><text:span text:style-name="T914"><text:s text:c="2"/></text:span><text:span text:style-name="T915">cp_pharmacie</text:span><text:span text:style-name="T916"><text:s/>=<text:s/></text:span><text:span text:style-name="T917">""</text:span></text:p>
      <text:p text:style-name="P918"><text:span text:style-name="T919"><text:s text:c="2"/></text:span><text:span text:style-name="T920">constructor</text:span><text:span text:style-name="T921">(</text:span><text:span text:style-name="T922">private</text:span><text:span text:style-name="T923"><text:s/></text:span><text:span text:style-name="T924">pharmacieService</text:span><text:span text:style-name="T925"><text:s/>:<text:s/></text:span><text:span text:style-name="T926">PharmacieService</text:span><text:span text:style-name="T927"><text:s/>){}</text:span></text:p>
      <text:p text:style-name="P928"><text:span text:style-name="T929"><text:s text:c="2"/></text:span><text:span text:style-name="T930">ngOnInit</text:span><text:span text:style-name="T931">() {</text:span></text:p>
      <text:p text:style-name="P932"><text:span text:style-name="T933"><text:s text:c="4"/></text:span><text:span text:style-name="T934">this</text:span><text:span text:style-name="T935">.</text:span><text:span text:style-name="T936">pharmacies</text:span><text:span text:style-name="T937"><text:s/>=<text:s/></text:span><text:span text:style-name="T938">this</text:span><text:span text:style-name="T939">.</text:span><text:span text:style-name="T940">pharmacieService</text:span><text:span text:style-name="T941">.</text:span><text:span text:style-name="T942">getPharmacies</text:span><text:span text:style-name="T943">();</text:span></text:p>
      <text:p text:style-name="P944"><text:span text:style-name="T945"><text:s text:c="4"/></text:span><text:span text:style-name="T946">console</text:span><text:span text:style-name="T947">.</text:span><text:span text:style-name="T948">log</text:span><text:span text:style-name="T949">(</text:span><text:span text:style-name="T950">this</text:span><text:span text:style-name="T951">.</text:span><text:span text:style-name="T952">pharmacies</text:span><text:span text:style-name="T953">);</text:span></text:p>
      <text:p text:style-name="P954"><text:s text:c="2"/>}</text:p>
      <text:p text:style-name="P955"/>
      <text:p text:style-name="P956"><text:span text:style-name="T957"><text:s text:c="2"/></text:span><text:span text:style-name="T958">addPharmacie</text:span><text:span text:style-name="T959">(){</text:span></text:p>
      <text:p text:style-name="P960"><text:span text:style-name="T961"><text:s text:c="4"/></text:span><text:span text:style-name="T962">console</text:span><text:span text:style-name="T963">.</text:span><text:span text:style-name="T964">log</text:span><text:span text:style-name="T965">(</text:span><text:span text:style-name="T966">this</text:span><text:span text:style-name="T967">.</text:span><text:span text:style-name="T968">nom_pharmacie</text:span><text:span text:style-name="T969">,<text:s/></text:span><text:span text:style-name="T970">' '</text:span><text:span text:style-name="T971">,<text:s/></text:span><text:span text:style-name="T972">this</text:span><text:span text:style-name="T973">.</text:span><text:span text:style-name="T974">adresse_pharmacie</text:span><text:span text:style-name="T975">)</text:span></text:p>
      <text:p text:style-name="P976"><text:span text:style-name="T977"><text:s text:c="4"/></text:span><text:span text:style-name="T978">this</text:span><text:span text:style-name="T979">.</text:span><text:span text:style-name="T980">pharmacie</text:span><text:span text:style-name="T981">.</text:span><text:span text:style-name="T982">nom_pharmacie</text:span><text:span text:style-name="T983"><text:s/>=<text:s/></text:span><text:span text:style-name="T984">this</text:span><text:span text:style-name="T985">.</text:span><text:span text:style-name="T986">nom_pharmacie</text:span><text:span text:style-name="T987">;</text:span></text:p>
      <text:p text:style-name="P988"><text:span text:style-name="T989"><text:s text:c="4"/></text:span><text:span text:style-name="T990">this</text:span><text:span text:style-name="T991">.</text:span><text:span text:style-name="T992">adresse_pharmacie</text:span><text:span text:style-name="T993"><text:s/>=<text:s/></text:span><text:span text:style-name="T994">this</text:span><text:span text:style-name="T995">.</text:span><text:span text:style-name="T996">adresse_pharmacie</text:span><text:span text:style-name="T997">;</text:span></text:p>
      <text:p text:style-name="P998"><text:span text:style-name="T999"><text:s text:c="4"/></text:span><text:span text:style-name="T1000">console</text:span><text:span text:style-name="T1001">.</text:span><text:span text:style-name="T1002">log</text:span><text:span text:style-name="T1003">(</text:span><text:span text:style-name="T1004">this</text:span><text:span text:style-name="T1005">.</text:span><text:span text:style-name="T1006">pharmacie</text:span><text:span text:style-name="T1007">)</text:span></text:p>
      <text:p text:style-name="P1008"><text:span text:style-name="T1009"><text:s text:c="4"/></text:span><text:span text:style-name="T1010">this</text:span><text:span text:style-name="T1011">.</text:span><text:span text:style-name="T1012">pharmacieService</text:span><text:span text:style-name="T1013">.</text:span><text:span text:style-name="T1014">addPharmacie</text:span><text:span text:style-name="T1015">(</text:span><text:span text:style-name="T1016">this</text:span><text:span text:style-name="T1017">.</text:span><text:span text:style-name="T1018">pharmacie</text:span><text:span text:style-name="T1019">);</text:span></text:p>
      <text:p text:style-name="P1020"><text:span text:style-name="T1021"><text:s text:c="2"/></text:span><text:span text:style-name="T1022">}</text:span></text:p>
      <text:p text:style-name="P1023"/>
      <text:p text:style-name="P1024"><text:span text:style-name="T1025"><text:s text:c="2"/></text:span><text:span text:style-name="T1026">deletePharmacie</text:span><text:span text:style-name="T1027">(</text:span><text:span text:style-name="T1028">id</text:span><text:span text:style-name="T1029">:<text:s/></text:span><text:span text:style-name="T1030">string</text:span><text:span text:style-name="T1031">){</text:span></text:p>
      <text:p text:style-name="P1032"><text:span text:style-name="T1033"><text:s text:c="4"/></text:span><text:span text:style-name="T1034">console</text:span><text:span text:style-name="T1035">.</text:span><text:span text:style-name="T1036">log</text:span><text:span text:style-name="T1037">(</text:span><text:span text:style-name="T1038">'id =&gt; '</text:span><text:span text:style-name="T1039">,<text:s/></text:span><text:span text:style-name="T1040">id</text:span><text:span text:style-name="T1041">)</text:span></text:p>
      <text:p text:style-name="P1042"><text:span text:style-name="T1043"><text:s text:c="4"/></text:span><text:span text:style-name="T1044">this</text:span><text:span text:style-name="T1045">.</text:span><text:span text:style-name="T1046">pharmacieService</text:span><text:span text:style-name="T1047">.</text:span><text:span text:style-name="T1048">deletePharmacie</text:span><text:span text:style-name="T1049">(</text:span><text:span text:style-name="T1050">id</text:span><text:span text:style-name="T1051">);</text:span></text:p>
      <text:p text:style-name="P1052"><text:s text:c="2"/>}</text:p>
      <text:p text:style-name="P1053"/>
      <text:p text:style-name="P1054">}</text:p>
      <text:p text:style-name="Normal"/>
      <text:p text:style-name="Normal">Pharmacie-gestion.page.ts<text:s/></text:p>
      <text:p text:style-name="Normal">La page pour add , update , delete.</text:p>
      <text:p text:style-name="Normal">Qui implement le service.<text:s/></text:p>
      <text:soft-page-break/>
      <text:p text:style-name="P1055"><text:span text:style-name="T1056">&lt;</text:span><text:span text:style-name="T1057">ion-header</text:span><text:span text:style-name="T1058">&gt;</text:span></text:p>
      <text:p text:style-name="P1059"><text:span text:style-name="T1060"><text:s text:c="4"/></text:span><text:span text:style-name="T1061">&lt;</text:span><text:span text:style-name="T1062">ion-toolbar</text:span><text:span text:style-name="T1063">&gt;</text:span></text:p>
      <text:p text:style-name="P1064"><text:span text:style-name="T1065"><text:s text:c="6"/></text:span><text:span text:style-name="T1066">&lt;</text:span><text:span text:style-name="T1067">ion-title</text:span><text:span text:style-name="T1068">&gt;</text:span><text:span text:style-name="T1069">pharmacie</text:span><text:span text:style-name="T1070">&lt;/</text:span><text:span text:style-name="T1071">ion-title</text:span><text:span text:style-name="T1072">&gt;</text:span></text:p>
      <text:p text:style-name="P1073"><text:span text:style-name="T1074"><text:s text:c="4"/></text:span><text:span text:style-name="T1075">&lt;/</text:span><text:span text:style-name="T1076">ion-toolbar</text:span><text:span text:style-name="T1077">&gt;</text:span></text:p>
      <text:p text:style-name="P1078"><text:span text:style-name="T1079"><text:s text:c="2"/></text:span><text:span text:style-name="T1080">&lt;/</text:span><text:span text:style-name="T1081">ion-header</text:span><text:span text:style-name="T1082">&gt;</text:span></text:p>
      <text:p text:style-name="P1083"><text:s text:c="2"/></text:p>
      <text:p text:style-name="P1084"><text:span text:style-name="T1085"><text:s text:c="2"/></text:span><text:span text:style-name="T1086">&lt;</text:span><text:span text:style-name="T1087">ion-content</text:span><text:span text:style-name="T1088"><text:s/></text:span><text:span text:style-name="T1089">padding</text:span><text:span text:style-name="T1090">&gt;</text:span></text:p>
      <text:p text:style-name="P1091"><text:span text:style-name="T1092"><text:s text:c="4"/></text:span><text:span text:style-name="T1093">&lt;</text:span><text:span text:style-name="T1094">ion-searchbar</text:span><text:span text:style-name="T1095">&gt;&lt;/</text:span><text:span text:style-name="T1096">ion-searchbar</text:span><text:span text:style-name="T1097">&gt;</text:span></text:p>
      <text:p text:style-name="P1098"><text:span text:style-name="T1099"><text:s text:c="4"/></text:span><text:span text:style-name="T1100">&lt;</text:span><text:span text:style-name="T1101">ion-item-sliding</text:span><text:span text:style-name="T1102"><text:s/></text:span><text:span text:style-name="T1103">*ngFor</text:span><text:span text:style-name="T1104">=</text:span><text:span text:style-name="T1105">"let pharmacie of (pharmacies | async)"</text:span><text:span text:style-name="T1106">&gt;</text:span></text:p>
      <text:p text:style-name="P1107"><text:span text:style-name="T1108"><text:s text:c="6"/></text:span><text:span text:style-name="T1109">&lt;</text:span><text:span text:style-name="T1110">ion-item</text:span><text:span text:style-name="T1111">&gt;</text:span><text:span text:style-name="T1112"><text:s/></text:span></text:p>
      <text:p text:style-name="P1113"><text:span text:style-name="T1114"><text:s text:c="8"/></text:span><text:span text:style-name="T1115">&lt;</text:span><text:span text:style-name="T1116">ion-label</text:span><text:span text:style-name="T1117"><text:s/></text:span><text:span text:style-name="T1118">position</text:span><text:span text:style-name="T1119">=</text:span><text:span text:style-name="T1120">"stacked"</text:span><text:span text:style-name="T1121">&gt;</text:span><text:span text:style-name="T1122">{{pharmacie.nom_pharmacie}}</text:span><text:span text:style-name="T1123">&lt;/</text:span><text:span text:style-name="T1124">ion-label</text:span><text:span text:style-name="T1125">&gt;</text:span><text:span text:style-name="T1126"><text:s text:c="2"/></text:span></text:p>
      <text:p text:style-name="P1127"><text:span text:style-name="T1128"><text:s text:c="8"/></text:span><text:span text:style-name="T1129">&lt;</text:span><text:span text:style-name="T1130">ion-label</text:span><text:span text:style-name="T1131">&gt;</text:span><text:span text:style-name="T1132">{{pharmacie.ville_pharmacie}}</text:span><text:span text:style-name="T1133">&lt;/</text:span><text:span text:style-name="T1134">ion-label</text:span><text:span text:style-name="T1135">&gt;</text:span></text:p>
      <text:p text:style-name="P1136"><text:span text:style-name="T1137"><text:s text:c="8"/></text:span><text:span text:style-name="T1138">&lt;</text:span><text:span text:style-name="T1139">ion-label</text:span><text:span text:style-name="T1140">&gt;</text:span><text:span text:style-name="T1141">{{pharmacie.cp_pharmacie}}</text:span><text:span text:style-name="T1142">&lt;/</text:span><text:span text:style-name="T1143">ion-label</text:span><text:span text:style-name="T1144">&gt;</text:span></text:p>
      <text:p text:style-name="P1145"><text:span text:style-name="T1146"><text:s text:c="8"/></text:span><text:span text:style-name="T1147">&lt;</text:span><text:span text:style-name="T1148">ion-label</text:span><text:span text:style-name="T1149">&gt;</text:span><text:span text:style-name="T1150">{{pharmacie.id}}</text:span><text:span text:style-name="T1151">&lt;/</text:span><text:span text:style-name="T1152">ion-label</text:span><text:span text:style-name="T1153">&gt;</text:span></text:p>
      <text:p text:style-name="P1154"><text:span text:style-name="T1155"><text:s text:c="8"/></text:span><text:span text:style-name="T1156">&lt;</text:span><text:span text:style-name="T1157">ion-button</text:span><text:span text:style-name="T1158">&gt;</text:span><text:span text:style-name="T1159"><text:s/>update<text:s/></text:span><text:span text:style-name="T1160">&lt;/</text:span><text:span text:style-name="T1161">ion-button</text:span><text:span text:style-name="T1162">&gt;</text:span></text:p>
      <text:p text:style-name="P1163"><text:span text:style-name="T1164"><text:s text:c="8"/></text:span><text:span text:style-name="T1165">&lt;</text:span><text:span text:style-name="T1166">ion-button</text:span><text:span text:style-name="T1167"><text:s/></text:span><text:span text:style-name="T1168">(click)</text:span><text:span text:style-name="T1169">=</text:span><text:span text:style-name="T1170">"deletePharmacie(pharmacie.id)"</text:span><text:span text:style-name="T1171">&gt;</text:span><text:span text:style-name="T1172"><text:s/>delete<text:s/></text:span><text:span text:style-name="T1173">&lt;/</text:span><text:span text:style-name="T1174">ion-button</text:span><text:span text:style-name="T1175">&gt;</text:span></text:p>
      <text:p text:style-name="P1176"><text:span text:style-name="T1177"><text:s text:c="6"/></text:span><text:span text:style-name="T1178">&lt;/</text:span><text:span text:style-name="T1179">ion-item</text:span><text:span text:style-name="T1180">&gt;</text:span></text:p>
      <text:p text:style-name="P1181"><text:span text:style-name="T1182"><text:s text:c="4"/></text:span><text:span text:style-name="T1183">&lt;/</text:span><text:span text:style-name="T1184">ion-item-sliding</text:span><text:span text:style-name="T1185">&gt;</text:span></text:p>
      <text:p text:style-name="P1186"><text:span text:style-name="T1187"><text:s text:c="4"/></text:span><text:span text:style-name="T1188">&lt;</text:span><text:span text:style-name="T1189">ion-item</text:span><text:span text:style-name="T1190">&gt;</text:span></text:p>
      <text:p text:style-name="P1191"><text:span text:style-name="T1192"><text:s text:c="8"/></text:span><text:span text:style-name="T1193">&lt;</text:span><text:span text:style-name="T1194">ion-label</text:span><text:span text:style-name="T1195"><text:s/></text:span><text:span text:style-name="T1196">position</text:span><text:span text:style-name="T1197">=</text:span><text:span text:style-name="T1198">"stacked"</text:span><text:span text:style-name="T1199">&gt;</text:span><text:span text:style-name="T1200">Nom pharmacie :</text:span><text:span text:style-name="T1201">&lt;/</text:span><text:span text:style-name="T1202">ion-label</text:span><text:span text:style-name="T1203">&gt;</text:span></text:p>
      <text:p text:style-name="P1204"><text:span text:style-name="T1205"><text:s text:c="8"/></text:span><text:span text:style-name="T1206">&lt;</text:span><text:span text:style-name="T1207">ion-input</text:span><text:span text:style-name="T1208"><text:s/></text:span><text:span text:style-name="T1209">[(ngModel)]</text:span><text:span text:style-name="T1210">=</text:span><text:span text:style-name="T1211">"nom_pharmacie"</text:span><text:span text:style-name="T1212"><text:s/></text:span><text:span text:style-name="T1213">rows</text:span><text:span text:style-name="T1214">=</text:span><text:span text:style-name="T1215">"1"</text:span><text:span text:style-name="T1216">&gt;&lt;/</text:span><text:span text:style-name="T1217">ion-input</text:span><text:span text:style-name="T1218">&gt;</text:span></text:p>
      <text:p text:style-name="P1219"><text:span text:style-name="T1220"><text:s text:c="8"/></text:span><text:span text:style-name="T1221">&lt;</text:span><text:span text:style-name="T1222">ion-label</text:span><text:span text:style-name="T1223"><text:s/></text:span><text:span text:style-name="T1224">position</text:span><text:span text:style-name="T1225">=</text:span><text:span text:style-name="T1226">"stacked"</text:span><text:span text:style-name="T1227">&gt;</text:span><text:span text:style-name="T1228">Adresse pharmacie :</text:span><text:span text:style-name="T1229">&lt;/</text:span><text:span text:style-name="T1230">ion-label</text:span><text:span text:style-name="T1231">&gt;</text:span></text:p>
      <text:p text:style-name="P1232"><text:span text:style-name="T1233"><text:s text:c="8"/></text:span><text:span text:style-name="T1234">&lt;</text:span><text:span text:style-name="T1235">ion-input</text:span><text:span text:style-name="T1236"><text:s/></text:span><text:span text:style-name="T1237">[(ngModel)]</text:span><text:span text:style-name="T1238">=</text:span><text:span text:style-name="T1239">"adresse_pharmacie"</text:span><text:span text:style-name="T1240"><text:s/></text:span><text:span text:style-name="T1241">rows</text:span><text:span text:style-name="T1242">=</text:span><text:span text:style-name="T1243">"1"</text:span><text:span text:style-name="T1244">&gt;&lt;/</text:span><text:span text:style-name="T1245">ion-input</text:span><text:span text:style-name="T1246">&gt;</text:span></text:p>
      <text:p text:style-name="P1247"><text:span text:style-name="T1248"><text:s text:c="8"/></text:span><text:span text:style-name="T1249">&lt;</text:span><text:span text:style-name="T1250">ion-label</text:span><text:span text:style-name="T1251"><text:s/></text:span><text:span text:style-name="T1252">position</text:span><text:span text:style-name="T1253">=</text:span><text:span text:style-name="T1254">"stacked"</text:span><text:span text:style-name="T1255">&gt;</text:span><text:span text:style-name="T1256">Ville pharmacie :</text:span><text:span text:style-name="T1257">&lt;/</text:span><text:span text:style-name="T1258">ion-label</text:span><text:span text:style-name="T1259">&gt;</text:span></text:p>
      <text:p text:style-name="P1260"><text:span text:style-name="T1261"><text:s text:c="8"/></text:span><text:span text:style-name="T1262">&lt;</text:span><text:span text:style-name="T1263">ion-input</text:span><text:span text:style-name="T1264"><text:s/></text:span><text:span text:style-name="T1265">[(ngModel)]</text:span><text:span text:style-name="T1266">=</text:span><text:span text:style-name="T1267">"ville_pharmacie"</text:span><text:span text:style-name="T1268">rows</text:span><text:span text:style-name="T1269">=</text:span><text:span text:style-name="T1270">"1"</text:span><text:span text:style-name="T1271">&gt;&lt;/</text:span><text:span text:style-name="T1272">ion-input</text:span><text:span text:style-name="T1273">&gt;</text:span></text:p>
      <text:p text:style-name="P1274"><text:span text:style-name="T1275"><text:s text:c="8"/></text:span><text:span text:style-name="T1276">&lt;</text:span><text:span text:style-name="T1277">ion-label</text:span><text:span text:style-name="T1278"><text:s/></text:span><text:span text:style-name="T1279">position</text:span><text:span text:style-name="T1280">=</text:span><text:span text:style-name="T1281">"stacked"</text:span><text:span text:style-name="T1282">&gt;</text:span><text:span text:style-name="T1283">Code postale pharmacie :</text:span><text:span text:style-name="T1284">&lt;/</text:span><text:span text:style-name="T1285">ion-label</text:span><text:span text:style-name="T1286">&gt;</text:span></text:p>
      <text:p text:style-name="P1287"><text:span text:style-name="T1288"><text:s text:c="8"/></text:span><text:span text:style-name="T1289">&lt;</text:span><text:span text:style-name="T1290">ion-input</text:span><text:span text:style-name="T1291"><text:s/></text:span><text:span text:style-name="T1292">[(ngModel)]</text:span><text:span text:style-name="T1293">=</text:span><text:span text:style-name="T1294">"cp_pharmacie"</text:span><text:span text:style-name="T1295">rows</text:span><text:span text:style-name="T1296">=</text:span><text:span text:style-name="T1297">"1"</text:span><text:span text:style-name="T1298">&gt;&lt;/</text:span><text:span text:style-name="T1299">ion-input</text:span><text:span text:style-name="T1300">&gt;</text:span></text:p>
      <text:p text:style-name="P1301"><text:span text:style-name="T1302"><text:s text:c="8"/></text:span><text:span text:style-name="T1303">&lt;</text:span><text:span text:style-name="T1304">ion-button</text:span><text:span text:style-name="T1305"><text:s/></text:span><text:span text:style-name="T1306">(click)</text:span><text:span text:style-name="T1307">=</text:span><text:span text:style-name="T1308">"addPharmacie()"</text:span><text:span text:style-name="T1309">&gt;</text:span><text:span text:style-name="T1310"><text:s/>add<text:s/></text:span><text:span text:style-name="T1311">&lt;/</text:span><text:span text:style-name="T1312">ion-button</text:span><text:span text:style-name="T1313">&gt;</text:span></text:p>
      <text:p text:style-name="P1314"><text:span text:style-name="T1315"><text:s text:c="6"/></text:span><text:span text:style-name="T1316">&lt;/</text:span><text:span text:style-name="T1317">ion-item</text:span><text:span text:style-name="T1318">&gt;</text:span></text:p>
      <text:p text:style-name="P1319"><text:span text:style-name="T1320"><text:s text:c="2"/></text:span><text:span text:style-name="T1321">&lt;/</text:span><text:span text:style-name="T1322">ion-content</text:span><text:span text:style-name="T1323">&gt;</text:span></text:p>
      <text:p text:style-name="P1324"><text:s text:c="2"/></text:p>
      <text:p text:style-name="Normal"/>
      <text:p text:style-name="Normal">Pharmacie-gestion.page.htm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mon HB</meta:initial-creator>
    <dc:creator>simon HB</dc:creator>
    <meta:creation-date>2019-07-14T16:44:00Z</meta:creation-date>
    <dc:date>2019-07-14T16:59:00Z</dc:date>
    <meta:template xlink:href="Normal.dotm" xlink:type="simple"/>
    <meta:editing-cycles>1</meta:editing-cycles>
    <meta:editing-duration>PT900S</meta:editing-duration>
    <meta:document-statistic meta:page-count="5" meta:paragraph-count="13" meta:word-count="1058" meta:character-count="6867" meta:row-count="48" meta:non-whitespace-character-count="5822"/>
  </office:meta>
</office:document-meta>
</file>